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5" style:family="table-cell" style:parent-style-name="Default" style:data-style-name="N0">
      <style:table-cell-properties style:vertical-align="middle"/>
    </style:style>
    <style:style style:name="ce26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31" style:family="table-cell" style:parent-style-name="Default" style:data-style-name="N52">
      <style:table-cell-properties style:vertical-align="automatic"/>
    </style:style>
    <style:style style:name="ce32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/>
    </style:style>
    <style:style style:name="ce48" style:family="table-cell" style:parent-style-name="Default" style:data-style-name="N53">
      <style:table-cell-properties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8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6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7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0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3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6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6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9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95pt" style:use-optimal-row-height="false" fo:break-before="auto"/>
    </style:style>
    <style:style style:name="ro18" style:family="table-row">
      <style:table-row-properties style:row-height="16.2pt" style:use-optimal-row-height="true" fo:break-before="auto"/>
    </style:style>
    <style:style style:name="ro19" style:family="table-row">
      <style:table-row-properties style:row-height="23.1pt" style:use-optimal-row-height="false" fo:break-before="auto"/>
    </style:style>
    <style:style style:name="ro20" style:family="table-row">
      <style:table-row-properties style:row-height="21.45pt" style:use-optimal-row-height="false" fo:break-before="auto"/>
    </style:style>
    <style:style style:name="ro21" style:family="table-row">
      <style:table-row-properties style:row-height="22.05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20.1pt" style:use-optimal-row-height="false" fo:break-before="auto"/>
    </style:style>
    <style:style style:name="ro27" style:family="table-row">
      <style:table-row-properties style:row-height="3pt" style:use-optimal-row-height="false" fo:break-before="auto"/>
    </style:style>
    <style:style style:name="ro28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00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7"/>
          <table:table-cell table:number-columns-repeated="9" table:style-name="ce96"/>
          <table:table-cell office:value-type="string" table:style-name="ce95">
            <text:p><text:s text:c="10"/>單位：平方公里；個；戶；人</text:p>
          </table:table-cell>
          <table:table-cell table:style-name="ce94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7">
            <text:p><text:s/>年<text:span text:style-name="T1"><text:s/>月 底 別</text:span></text:p>
          </table:table-cell>
          <table:table-cell office:value-type="string" table:style-name="ce9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1">
            <text:p>鄉鎮</text:p>
          </table:table-cell>
          <table:table-cell office:value-type="string" table:number-columns-spanned="1" table:number-rows-spanned="2" table:style-name="ce148">
            <text:p>村里數</text:p>
          </table:table-cell>
          <table:table-cell office:value-type="string" table:number-columns-spanned="1" table:number-rows-spanned="2" table:style-name="ce148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8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8">
            <text:p>人　　口　　數</text:p>
          </table:table-cell>
          <table:covered-table-cell table:number-columns-repeated="2"/>
          <table:table-cell office:value-type="string" table:style-name="ce87">
            <text:p>性別比例<text:span text:style-name="T3"><text:s/>(<text:s/></text:span><text:span text:style-name="T1">每百</text:span></text:p>
          </table:table-cell>
          <table:table-cell office:value-type="string" table:style-name="ce86">
            <text:p>人口密度 ( 每平</text:p>
          </table:table-cell>
          <table:table-cell office:value-type="string" table:style-name="ce86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4">
            <text:p>( 平方公里 )</text:p>
          </table:table-cell>
          <table:table-cell office:value-type="string" table:style-name="ce83">
            <text:p>市區數</text:p>
          </table:table-cell>
          <table:covered-table-cell/>
          <table:covered-table-cell/>
          <table:covered-table-cell/>
          <table:table-cell office:value-type="string" table:style-name="ce81">
            <text:p>總<text:span text:style-name="T3"><text:s text:c="3"/></text:span><text:span text:style-name="T1">計</text:span></text:p>
          </table:table-cell>
          <table:table-cell office:value-type="string" table:style-name="ce81">
            <text:p>男</text:p>
          </table:table-cell>
          <table:table-cell office:value-type="string" table:style-name="ce80">
            <text:p>女</text:p>
          </table:table-cell>
          <table:table-cell office:value-type="string" table:style-name="ce79">
            <text:p>女子所當男子數<text:span text:style-name="T3"><text:s/>)</text:span></text:p>
          </table:table-cell>
          <table:table-cell office:value-type="string" table:style-name="ce78">
            <text:p>方公里人口數 )</text:p>
          </table:table-cell>
          <table:table-cell office:value-type="string" table:style-name="ce78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2">
            <text:p>87 年</text:p>
          </table:table-cell>
          <table:table-cell office:value-type="float" office:value="36188.035400000001" table:style-name="ce71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5" table:style-name="ce70">
            <text:p><text:s text:c="3"/>7,755</text:p>
          </table:table-cell>
          <table:table-cell office:value-type="float" office:value="143104" table:style-name="ce70">
            <text:p><text:s text:c="3"/>143,104</text:p>
          </table:table-cell>
          <table:table-cell office:value-type="float" office:value="6369768" table:style-name="ce58">
            <text:p><text:s text:c="3"/>6,369,768</text:p>
          </table:table-cell>
          <table:table-cell office:value-type="float" office:value="21928591" table:style-name="ce58">
            <text:p><text:s text:c="3"/>21,928,591</text:p>
          </table:table-cell>
          <table:table-cell office:value-type="float" office:value="11243408" table:style-name="ce70">
            <text:p><text:s text:c="3"/>11,243,408</text:p>
          </table:table-cell>
          <table:table-cell office:value-type="float" office:value="10685183" table:style-name="ce77">
            <text:p><text:s text:c="3"/>10,685,183</text:p>
          </table:table-cell>
          <table:table-cell office:value-type="float" office:value="105.22" table:style-name="ce67">
            <text:p><text:s text:c="3"/>105.22</text:p>
          </table:table-cell>
          <table:table-cell office:value-type="float" office:value="605.96" table:style-name="ce67">
            <text:p><text:s text:c="3"/>605.96</text:p>
          </table:table-cell>
          <table:table-cell office:value-type="float" office:value="3.44" table:style-name="ce66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88 年</text:p>
          </table:table-cell>
          <table:table-cell office:value-type="float" office:value="36188.035400000001" table:style-name="ce71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755" table:style-name="ce75">
            <text:p><text:s text:c="3"/>7,755</text:p>
          </table:table-cell>
          <table:table-cell office:value-type="float" office:value="143471" table:style-name="ce75">
            <text:p><text:s text:c="3"/>143,471</text:p>
          </table:table-cell>
          <table:table-cell office:value-type="float" office:value="6532466" table:style-name="ce76">
            <text:p><text:s text:c="3"/>6,532,466</text:p>
          </table:table-cell>
          <table:table-cell office:value-type="float" office:value="22092387" table:style-name="ce58">
            <text:p><text:s text:c="3"/>22,092,387</text:p>
          </table:table-cell>
          <table:table-cell office:value-type="float" office:value="11312728" table:style-name="ce74">
            <text:p><text:s text:c="3"/>11,312,728</text:p>
          </table:table-cell>
          <table:table-cell office:value-type="float" office:value="10779659" table:style-name="ce73">
            <text:p><text:s text:c="3"/>10,779,659</text:p>
          </table:table-cell>
          <table:table-cell office:value-type="float" office:value="104.95" table:style-name="ce67">
            <text:p><text:s text:c="3"/>104.95</text:p>
          </table:table-cell>
          <table:table-cell office:value-type="float" office:value="610.49" table:style-name="ce67">
            <text:p><text:s text:c="3"/>610.49</text:p>
          </table:table-cell>
          <table:table-cell office:value-type="float" office:value="3.38" table:style-name="ce66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89 年</text:p>
          </table:table-cell>
          <table:table-cell office:value-type="float" office:value="36188.035400000001" table:style-name="ce71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756" table:style-name="ce75">
            <text:p><text:s text:c="3"/>7,756</text:p>
          </table:table-cell>
          <table:table-cell office:value-type="float" office:value="144112" table:style-name="ce75">
            <text:p><text:s text:c="3"/>144,112</text:p>
          </table:table-cell>
          <table:table-cell office:value-type="float" office:value="6681685" table:style-name="ce73">
            <text:p><text:s text:c="3"/>6,681,685</text:p>
          </table:table-cell>
          <table:table-cell office:value-type="float" office:value="22276672" table:style-name="ce58">
            <text:p><text:s text:c="3"/>22,276,672</text:p>
          </table:table-cell>
          <table:table-cell office:value-type="float" office:value="11392050" table:style-name="ce74">
            <text:p><text:s text:c="3"/>11,392,050</text:p>
          </table:table-cell>
          <table:table-cell office:value-type="float" office:value="10884622" table:style-name="ce73">
            <text:p><text:s text:c="3"/>10,884,622</text:p>
          </table:table-cell>
          <table:table-cell office:value-type="float" office:value="104.66" table:style-name="ce67">
            <text:p><text:s text:c="3"/>104.66</text:p>
          </table:table-cell>
          <table:table-cell office:value-type="float" office:value="615.58000000000004" table:style-name="ce67">
            <text:p><text:s text:c="3"/>615.58</text:p>
          </table:table-cell>
          <table:table-cell office:value-type="float" office:value="3.33" table:style-name="ce66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90 年</text:p>
          </table:table-cell>
          <table:table-cell office:value-type="float" office:value="36188.035400000001" table:style-name="ce71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75" table:style-name="ce69">
            <text:p><text:s text:c="3"/>7,775</text:p>
          </table:table-cell>
          <table:table-cell office:value-type="float" office:value="145196" table:style-name="ce68">
            <text:p><text:s text:c="3"/>145,196</text:p>
          </table:table-cell>
          <table:table-cell office:value-type="float" office:value="6802281" table:style-name="ce70">
            <text:p><text:s text:c="3"/>6,802,281</text:p>
          </table:table-cell>
          <table:table-cell office:value-type="float" office:value="22405568" table:style-name="ce58">
            <text:p><text:s text:c="3"/>22,405,568</text:p>
          </table:table-cell>
          <table:table-cell office:value-type="float" office:value="11441651" table:style-name="ce69">
            <text:p><text:s text:c="3"/>11,441,651</text:p>
          </table:table-cell>
          <table:table-cell office:value-type="float" office:value="10963917" table:style-name="ce68">
            <text:p><text:s text:c="3"/>10,963,917</text:p>
          </table:table-cell>
          <table:table-cell office:value-type="float" office:value="104.36" table:style-name="ce67">
            <text:p><text:s text:c="3"/>104.36</text:p>
          </table:table-cell>
          <table:table-cell office:value-type="float" office:value="619.14" table:style-name="ce67">
            <text:p><text:s text:c="3"/>619.14</text:p>
          </table:table-cell>
          <table:table-cell office:value-type="float" office:value="3.29" table:style-name="ce66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91 年</text:p>
          </table:table-cell>
          <table:table-cell office:value-type="float" office:value="36188.035400000001" table:style-name="ce71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809" table:style-name="ce69">
            <text:p><text:s text:c="3"/>7,809</text:p>
          </table:table-cell>
          <table:table-cell office:value-type="float" office:value="146266" table:style-name="ce68">
            <text:p><text:s text:c="3"/>146,266</text:p>
          </table:table-cell>
          <table:table-cell office:value-type="float" office:value="6925019" table:style-name="ce70">
            <text:p><text:s text:c="3"/>6,925,019</text:p>
          </table:table-cell>
          <table:table-cell office:value-type="float" office:value="22520776" table:style-name="ce58">
            <text:p><text:s text:c="3"/>22,520,776</text:p>
          </table:table-cell>
          <table:table-cell office:value-type="float" office:value="11485409" table:style-name="ce69">
            <text:p><text:s text:c="3"/>11,485,409</text:p>
          </table:table-cell>
          <table:table-cell office:value-type="float" office:value="11035367" table:style-name="ce68">
            <text:p><text:s text:c="3"/>11,035,367</text:p>
          </table:table-cell>
          <table:table-cell office:value-type="float" office:value="104.08" table:style-name="ce67">
            <text:p><text:s text:c="3"/>104.08</text:p>
          </table:table-cell>
          <table:table-cell office:value-type="float" office:value="622.33000000000004" table:style-name="ce67">
            <text:p><text:s text:c="3"/>622.33</text:p>
          </table:table-cell>
          <table:table-cell office:value-type="float" office:value="3.25" table:style-name="ce66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6">
            <text:p>92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9" table:style-name="ce53">
            <text:p><text:s text:c="3"/>369</text:p>
          </table:table-cell>
          <table:table-cell office:value-type="float" office:value="7809" table:style-name="ce53">
            <text:p><text:s text:c="3"/>7,809</text:p>
          </table:table-cell>
          <table:table-cell office:value-type="float" office:value="145971" table:style-name="ce53">
            <text:p><text:s text:c="3"/>145,971</text:p>
          </table:table-cell>
          <table:table-cell office:value-type="float" office:value="7047168" table:style-name="ce53">
            <text:p><text:s text:c="3"/>7,047,168</text:p>
          </table:table-cell>
          <table:table-cell office:value-type="float" office:value="22604550" table:style-name="ce53">
            <text:p><text:s text:c="3"/>22,604,550</text:p>
          </table:table-cell>
          <table:table-cell office:value-type="float" office:value="11515062" table:style-name="ce51">
            <text:p><text:s text:c="3"/>11,515,062</text:p>
          </table:table-cell>
          <table:table-cell office:value-type="float" office:value="11089488" table:style-name="ce51">
            <text:p><text:s text:c="3"/>11,089,488</text:p>
          </table:table-cell>
          <table:table-cell office:value-type="float" office:value="103.84" table:style-name="ce63">
            <text:p><text:s text:c="3"/>103.84</text:p>
          </table:table-cell>
          <table:table-cell office:value-type="float" office:value="624.64" table:style-name="ce63">
            <text:p><text:s text:c="3"/>624.64</text:p>
          </table:table-cell>
          <table:table-cell office:value-type="float" office:value="3.21" table:style-name="ce49">
            <text:p><text:s text:c="3"/>3.21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3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10" table:style-name="ce65">
            <text:p><text:s text:c="3"/>7,810</text:p>
          </table:table-cell>
          <table:table-cell office:value-type="float" office:value="146225" table:style-name="ce65">
            <text:p><text:s text:c="3"/>146,225</text:p>
          </table:table-cell>
          <table:table-cell office:value-type="float" office:value="7179943" table:style-name="ce52">
            <text:p><text:s text:c="3"/>7,179,943</text:p>
          </table:table-cell>
          <table:table-cell office:value-type="float" office:value="22689122" table:style-name="ce52">
            <text:p><text:s text:c="3"/>22,689,122</text:p>
          </table:table-cell>
          <table:table-cell office:value-type="float" office:value="11541585" table:style-name="ce65">
            <text:p><text:s text:c="3"/>11,541,585</text:p>
          </table:table-cell>
          <table:table-cell office:value-type="float" office:value="11147537" table:style-name="ce65">
            <text:p><text:s text:c="3"/>11,147,537</text:p>
          </table:table-cell>
          <table:table-cell office:value-type="float" office:value="103.53" table:style-name="ce63">
            <text:p><text:s text:c="3"/>103.53</text:p>
          </table:table-cell>
          <table:table-cell office:value-type="float" office:value="626.98" table:style-name="ce63">
            <text:p><text:s text:c="3"/>626.98</text:p>
          </table:table-cell>
          <table:table-cell office:value-type="float" office:value="3.16" table:style-name="ce64">
            <text:p><text:s text:c="3"/>3.1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4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3" table:style-name="ce51">
            <text:p><text:s text:c="3"/>7,833</text:p>
          </table:table-cell>
          <table:table-cell office:value-type="float" office:value="146967" table:style-name="ce51">
            <text:p><text:s text:c="3"/>146,967</text:p>
          </table:table-cell>
          <table:table-cell office:value-type="float" office:value="7292879" table:style-name="ce53">
            <text:p><text:s text:c="3"/>7,292,879</text:p>
          </table:table-cell>
          <table:table-cell office:value-type="float" office:value="22770383" table:style-name="ce52">
            <text:p><text:s text:c="3"/>22,770,383</text:p>
          </table:table-cell>
          <table:table-cell office:value-type="float" office:value="11562440" table:style-name="ce51">
            <text:p><text:s text:c="3"/>11,562,440</text:p>
          </table:table-cell>
          <table:table-cell office:value-type="float" office:value="11207943" table:style-name="ce51">
            <text:p><text:s text:c="3"/>11,207,943</text:p>
          </table:table-cell>
          <table:table-cell office:value-type="float" office:value="103.16" table:style-name="ce63">
            <text:p><text:s text:c="3"/>103.16</text:p>
          </table:table-cell>
          <table:table-cell office:value-type="float" office:value="629.22" table:style-name="ce63">
            <text:p><text:s text:c="3"/>629.22</text:p>
          </table:table-cell>
          <table:table-cell office:value-type="float" office:value="3.12" table:style-name="ce64">
            <text:p><text:s text:c="3"/>3.12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5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28" table:style-name="ce51">
            <text:p><text:s text:c="3"/>7,828</text:p>
          </table:table-cell>
          <table:table-cell office:value-type="float" office:value="147134" table:style-name="ce51">
            <text:p><text:s text:c="3"/>147,134</text:p>
          </table:table-cell>
          <table:table-cell office:value-type="float" office:value="7394758" table:style-name="ce53">
            <text:p><text:s text:c="3"/>7,394,758</text:p>
          </table:table-cell>
          <table:table-cell office:value-type="float" office:value="22876527" table:style-name="ce52">
            <text:p><text:s text:c="3"/>22,876,527</text:p>
          </table:table-cell>
          <table:table-cell office:value-type="float" office:value="11591707" table:style-name="ce51">
            <text:p><text:s text:c="3"/>11,591,707</text:p>
          </table:table-cell>
          <table:table-cell office:value-type="float" office:value="11284820" table:style-name="ce51">
            <text:p><text:s text:c="3"/>11,284,820</text:p>
          </table:table-cell>
          <table:table-cell office:value-type="float" office:value="102.72" table:style-name="ce63">
            <text:p><text:s text:c="3"/>102.72</text:p>
          </table:table-cell>
          <table:table-cell office:value-type="float" office:value="632.16" table:style-name="ce63">
            <text:p><text:s text:c="3"/>632.16</text:p>
          </table:table-cell>
          <table:table-cell office:value-type="float" office:value="3.09" table:style-name="ce49">
            <text:p><text:s text:c="3"/>3.09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6 年</text:p>
          </table:table-cell>
          <table:table-cell office:value-type="float" office:value="36189.505000000012" table:style-name="ce54">
            <text:p><text:s text:c="3"/>36,189.5050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26" table:style-name="ce51">
            <text:p><text:s text:c="3"/>7,826</text:p>
          </table:table-cell>
          <table:table-cell office:value-type="float" office:value="147342" table:style-name="ce51">
            <text:p><text:s text:c="3"/>147,342</text:p>
          </table:table-cell>
          <table:table-cell office:value-type="float" office:value="7512449" table:style-name="ce53">
            <text:p><text:s text:c="3"/>7,512,449</text:p>
          </table:table-cell>
          <table:table-cell office:value-type="float" office:value="22958360" table:style-name="ce52">
            <text:p><text:s text:c="3"/>22,958,360</text:p>
          </table:table-cell>
          <table:table-cell office:value-type="float" office:value="11608767" table:style-name="ce51">
            <text:p><text:s text:c="3"/>11,608,767</text:p>
          </table:table-cell>
          <table:table-cell office:value-type="float" office:value="11349593" table:style-name="ce51">
            <text:p><text:s text:c="3"/>11,349,593</text:p>
          </table:table-cell>
          <table:table-cell office:value-type="float" office:value="102.28" table:style-name="ce63">
            <text:p><text:s text:c="3"/>102.28</text:p>
          </table:table-cell>
          <table:table-cell office:value-type="float" office:value="634.39" table:style-name="ce63">
            <text:p><text:s text:c="3"/>634.39</text:p>
          </table:table-cell>
          <table:table-cell office:value-type="float" office:value="3.06" table:style-name="ce49">
            <text:p><text:s text:c="3"/>3.0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7 年</text:p>
          </table:table-cell>
          <table:table-cell office:value-type="float" office:value="36189.505000000012" table:style-name="ce54">
            <text:p><text:s text:c="3"/>36,189.5050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27" table:style-name="ce51">
            <text:p><text:s text:c="3"/>7,827</text:p>
          </table:table-cell>
          <table:table-cell office:value-type="float" office:value="147591" table:style-name="ce51">
            <text:p><text:s text:c="3"/>147,591</text:p>
          </table:table-cell>
          <table:table-cell office:value-type="float" office:value="7655772" table:style-name="ce53">
            <text:p><text:s text:c="3"/>7,655,772</text:p>
          </table:table-cell>
          <table:table-cell office:value-type="float" office:value="23037031" table:style-name="ce52">
            <text:p><text:s text:c="3"/>23,037,031</text:p>
          </table:table-cell>
          <table:table-cell office:value-type="float" office:value="11626351" table:style-name="ce51">
            <text:p><text:s text:c="3"/>11,626,351</text:p>
          </table:table-cell>
          <table:table-cell office:value-type="float" office:value="11410680" table:style-name="ce51">
            <text:p><text:s text:c="3"/>11,410,680</text:p>
          </table:table-cell>
          <table:table-cell office:value-type="float" office:value="101.89" table:style-name="ce63">
            <text:p><text:s text:c="3"/>101.89</text:p>
          </table:table-cell>
          <table:table-cell office:value-type="float" office:value="636.57000000000005" table:style-name="ce63">
            <text:p><text:s text:c="3"/>636.57</text:p>
          </table:table-cell>
          <table:table-cell office:value-type="float" office:value="3.01" table:style-name="ce49">
            <text:p><text:s text:c="3"/>3.01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8 年</text:p>
          </table:table-cell>
          <table:table-cell office:value-type="float" office:value="36191.466699999997" table:style-name="ce54">
            <text:p><text:s text:c="3"/>36,191.4667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4" table:style-name="ce51">
            <text:p><text:s text:c="3"/>7,834</text:p>
          </table:table-cell>
          <table:table-cell office:value-type="float" office:value="147863" table:style-name="ce51">
            <text:p><text:s text:c="3"/>147,863</text:p>
          </table:table-cell>
          <table:table-cell office:value-type="float" office:value="7805834" table:style-name="ce53">
            <text:p><text:s text:c="3"/>7,805,834</text:p>
          </table:table-cell>
          <table:table-cell office:value-type="float" office:value="23119772" table:style-name="ce52">
            <text:p><text:s text:c="3"/>23,119,772</text:p>
          </table:table-cell>
          <table:table-cell office:value-type="float" office:value="11636734" table:style-name="ce51">
            <text:p><text:s text:c="3"/>11,636,734</text:p>
          </table:table-cell>
          <table:table-cell office:value-type="float" office:value="11483038" table:style-name="ce51">
            <text:p><text:s text:c="3"/>11,483,038</text:p>
          </table:table-cell>
          <table:table-cell office:value-type="float" office:value="101.34" table:style-name="ce63">
            <text:p><text:s text:c="3"/>101.34</text:p>
          </table:table-cell>
          <table:table-cell office:value-type="float" office:value="638.82000000000005" table:style-name="ce63">
            <text:p><text:s text:c="3"/>638.82</text:p>
          </table:table-cell>
          <table:table-cell office:value-type="float" office:value="2.96" table:style-name="ce49">
            <text:p><text:s text:c="3"/>2.9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6">
            <text:p>99 年</text:p>
          </table:table-cell>
          <table:table-cell office:value-type="float" office:value="36191.466700000012" table:style-name="ce54">
            <text:p><text:s text:c="3"/>36,191.4667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7877" table:style-name="ce51">
            <text:p><text:s text:c="3"/>147,877</text:p>
          </table:table-cell>
          <table:table-cell office:value-type="float" office:value="7937024" table:style-name="ce53">
            <text:p><text:s text:c="3"/>7,937,024</text:p>
          </table:table-cell>
          <table:table-cell office:value-type="float" office:value="23162123" table:style-name="ce52">
            <text:p><text:s text:c="3"/>23,162,123</text:p>
          </table:table-cell>
          <table:table-cell office:value-type="float" office:value="11635225" table:style-name="ce51">
            <text:p><text:s text:c="3"/>11,635,225</text:p>
          </table:table-cell>
          <table:table-cell office:value-type="float" office:value="11526898" table:style-name="ce51">
            <text:p><text:s text:c="3"/>11,526,898</text:p>
          </table:table-cell>
          <table:table-cell office:value-type="float" office:value="100.94" table:style-name="ce63">
            <text:p><text:s text:c="3"/>100.94</text:p>
          </table:table-cell>
          <table:table-cell office:value-type="float" office:value="639.99" table:style-name="ce63">
            <text:p><text:s text:c="3"/>639.99</text:p>
          </table:table-cell>
          <table:table-cell office:value-type="float" office:value="2.92" table:style-name="ce49">
            <text:p><text:s text:c="3"/>2.92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61">
            <text:p>100 年</text:p>
          </table:table-cell>
          <table:table-cell office:value-type="float" office:value="36192.815499999997" table:style-name="ce60">
            <text:p><text:s text:c="3"/>36,192.8155</text:p>
          </table:table-cell>
          <table:table-cell office:value-type="float" office:value="368" table:style-name="ce59">
            <text:p><text:s text:c="3"/>368</text:p>
          </table:table-cell>
          <table:table-cell office:value-type="float" office:value="7835" table:style-name="ce57">
            <text:p><text:s text:c="3"/>7,835</text:p>
          </table:table-cell>
          <table:table-cell office:value-type="float" office:value="147828" table:style-name="ce57">
            <text:p><text:s text:c="3"/>147,828</text:p>
          </table:table-cell>
          <table:table-cell office:value-type="float" office:value="8057761" table:style-name="ce59">
            <text:p><text:s text:c="3"/>8,057,761</text:p>
          </table:table-cell>
          <table:table-cell office:value-type="float" office:value="23224912" table:style-name="ce58">
            <text:p><text:s text:c="3"/>23,224,912</text:p>
          </table:table-cell>
          <table:table-cell office:value-type="float" office:value="11645674" table:style-name="ce57">
            <text:p><text:s text:c="3"/>11,645,674</text:p>
          </table:table-cell>
          <table:table-cell office:value-type="float" office:value="11579238" table:style-name="ce57">
            <text:p><text:s text:c="3"/>11,579,238</text:p>
          </table:table-cell>
          <table:table-cell office:value-type="float" office:value="100.57" table:style-name="ce62">
            <text:p><text:s text:c="3"/>100.57</text:p>
          </table:table-cell>
          <table:table-cell office:value-type="float" office:value="641.70000000000005" table:style-name="ce62">
            <text:p><text:s text:c="3"/>641.70</text:p>
          </table:table-cell>
          <table:table-cell office:value-type="float" office:value="2.88" table:style-name="ce55">
            <text:p><text:s text:c="3"/>2.88</text:p>
          </table:table-cell>
          <table:table-cell table:number-columns-repeated="16372" table:style-name="ce47"/>
        </table:table-row>
        <table:table-row table:style-name="ro5">
          <table:table-cell office:value-type="string" table:style-name="ce61">
            <text:p>101 年</text:p>
          </table:table-cell>
          <table:table-cell office:value-type="float" office:value="36192.815499999997" table:style-name="ce60">
            <text:p><text:s text:c="3"/>36,192.8155</text:p>
          </table:table-cell>
          <table:table-cell office:value-type="float" office:value="368" table:style-name="ce59">
            <text:p><text:s text:c="3"/>368</text:p>
          </table:table-cell>
          <table:table-cell office:value-type="float" office:value="7835" table:style-name="ce57">
            <text:p><text:s text:c="3"/>7,835</text:p>
          </table:table-cell>
          <table:table-cell office:value-type="float" office:value="148358" table:style-name="ce57">
            <text:p><text:s text:c="3"/>148,358</text:p>
          </table:table-cell>
          <table:table-cell office:value-type="float" office:value="8186432" table:style-name="ce59">
            <text:p><text:s text:c="3"/>8,186,432</text:p>
          </table:table-cell>
          <table:table-cell office:value-type="float" office:value="23315822" table:style-name="ce58">
            <text:p><text:s text:c="3"/>23,315,822</text:p>
          </table:table-cell>
          <table:table-cell office:value-type="float" office:value="11673319" table:style-name="ce57">
            <text:p><text:s text:c="3"/>11,673,319</text:p>
          </table:table-cell>
          <table:table-cell office:value-type="float" office:value="11642503" table:style-name="ce57">
            <text:p><text:s text:c="3"/>11,642,503</text:p>
          </table:table-cell>
          <table:table-cell office:value-type="float" office:value="100.26" table:style-name="ce56">
            <text:p><text:s text:c="3"/>100.26</text:p>
          </table:table-cell>
          <table:table-cell office:value-type="float" office:value="644.21" table:style-name="ce56">
            <text:p><text:s text:c="3"/>644.21</text:p>
          </table:table-cell>
          <table:table-cell office:value-type="float" office:value="2.85" table:style-name="ce55">
            <text:p><text:s text:c="3"/>2.85</text:p>
          </table:table-cell>
          <table:table-cell table:style-name="ce31"/>
          <table:table-cell table:number-columns-repeated="16371" table:style-name="ce47"/>
        </table:table-row>
        <table:table-row table:style-name="ro6">
          <table:table-cell office:value-type="string" table:style-name="ce61">
            <text:p>102 年</text:p>
          </table:table-cell>
          <table:table-cell office:value-type="float" office:value="36192.815499999997" table:style-name="ce60">
            <text:p><text:s text:c="3"/>36,192.8155</text:p>
          </table:table-cell>
          <table:table-cell office:value-type="float" office:value="368" table:style-name="ce59">
            <text:p><text:s text:c="3"/>368</text:p>
          </table:table-cell>
          <table:table-cell office:value-type="float" office:value="7839" table:style-name="ce57">
            <text:p><text:s text:c="3"/>7,839</text:p>
          </table:table-cell>
          <table:table-cell office:value-type="float" office:value="148587" table:style-name="ce57">
            <text:p><text:s text:c="3"/>148,587</text:p>
          </table:table-cell>
          <table:table-cell office:value-type="float" office:value="8286260" table:style-name="ce59">
            <text:p><text:s text:c="3"/>8,286,260</text:p>
          </table:table-cell>
          <table:table-cell office:value-type="float" office:value="23373517" table:style-name="ce58">
            <text:p><text:s text:c="3"/>23,373,517</text:p>
          </table:table-cell>
          <table:table-cell office:value-type="float" office:value="11684674" table:style-name="ce57">
            <text:p><text:s text:c="3"/>11,684,674</text:p>
          </table:table-cell>
          <table:table-cell office:value-type="float" office:value="11688843" table:style-name="ce57">
            <text:p><text:s text:c="3"/>11,688,843</text:p>
          </table:table-cell>
          <table:table-cell office:value-type="float" office:value="99.96" table:style-name="ce56">
            <text:p><text:s text:c="3"/>99.96</text:p>
          </table:table-cell>
          <table:table-cell office:value-type="float" office:value="645.80999999999995" table:style-name="ce56">
            <text:p><text:s text:c="3"/>645.81</text:p>
          </table:table-cell>
          <table:table-cell office:value-type="float" office:value="2.82" table:style-name="ce55">
            <text:p><text:s text:c="3"/>2.82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7">
          <table:table-cell office:value-type="string" table:style-name="ce61">
            <text:p>103 年</text:p>
          </table:table-cell>
          <table:table-cell office:value-type="float" office:value="36192.815499999997" table:style-name="ce60">
            <text:p><text:s text:c="3"/>36,192.8155</text:p>
          </table:table-cell>
          <table:table-cell office:value-type="float" office:value="368" table:style-name="ce59">
            <text:p><text:s text:c="3"/>368</text:p>
          </table:table-cell>
          <table:table-cell office:value-type="float" office:value="7851" table:style-name="ce57">
            <text:p><text:s text:c="3"/>7,851</text:p>
          </table:table-cell>
          <table:table-cell office:value-type="float" office:value="147785" table:style-name="ce57">
            <text:p><text:s text:c="3"/>147,785</text:p>
          </table:table-cell>
          <table:table-cell office:value-type="float" office:value="8382699" table:style-name="ce59">
            <text:p><text:s text:c="3"/>8,382,699</text:p>
          </table:table-cell>
          <table:table-cell office:value-type="float" office:value="23433753" table:style-name="ce58">
            <text:p><text:s text:c="3"/>23,433,753</text:p>
          </table:table-cell>
          <table:table-cell office:value-type="float" office:value="11697971" table:style-name="ce57">
            <text:p><text:s text:c="3"/>11,697,971</text:p>
          </table:table-cell>
          <table:table-cell office:value-type="float" office:value="11735782" table:style-name="ce57">
            <text:p><text:s text:c="3"/>11,735,782</text:p>
          </table:table-cell>
          <table:table-cell office:value-type="float" office:value="99.68" table:style-name="ce56">
            <text:p><text:s text:c="3"/>99.68</text:p>
          </table:table-cell>
          <table:table-cell office:value-type="float" office:value="647.47" table:style-name="ce56">
            <text:p><text:s text:c="3"/>647.47</text:p>
          </table:table-cell>
          <table:table-cell office:value-type="float" office:value="2.8" table:style-name="ce55">
            <text:p><text:s text:c="3"/>2.80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8">
          <table:table-cell office:value-type="string" table:style-name="ce46">
            <text:p>104 年</text:p>
          </table:table-cell>
          <table:table-cell office:value-type="float" office:value="36197.066899999998" table:style-name="ce54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478" table:style-name="ce51">
            <text:p><text:s text:c="3"/>147,478</text:p>
          </table:table-cell>
          <table:table-cell office:value-type="float" office:value="8468978" table:style-name="ce53">
            <text:p><text:s text:c="3"/>8,468,978</text:p>
          </table:table-cell>
          <table:table-cell office:value-type="float" office:value="23492074" table:style-name="ce52">
            <text:p><text:s text:c="3"/>23,492,074</text:p>
          </table:table-cell>
          <table:table-cell office:value-type="float" office:value="11712047" table:style-name="ce51">
            <text:p><text:s text:c="3"/>11,712,047</text:p>
          </table:table-cell>
          <table:table-cell office:value-type="float" office:value="11780027" table:style-name="ce51">
            <text:p><text:s text:c="3"/>11,780,027</text:p>
          </table:table-cell>
          <table:table-cell office:value-type="float" office:value="99.422921526410761" table:style-name="ce50">
            <text:p><text:s text:c="3"/>99.42</text:p>
          </table:table-cell>
          <table:table-cell office:value-type="float" office:value="649" table:style-name="ce50">
            <text:p><text:s text:c="3"/>649.00</text:p>
          </table:table-cell>
          <table:table-cell office:value-type="float" office:value="2.7738971573665676" table:style-name="ce49">
            <text:p><text:s text:c="3"/>2.77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9">
          <table:table-cell office:value-type="string" table:style-name="ce42">
            <text:p>9 月</text:p>
          </table:table-cell>
          <table:table-cell office:value-type="float" office:value="36197.051999999996" table:style-name="ce41">
            <text:p><text:s text:c="3"/>36,197.0520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496" table:style-name="ce38">
            <text:p><text:s text:c="3"/>147,496</text:p>
          </table:table-cell>
          <table:table-cell office:value-type="float" office:value="8459688" table:style-name="ce40">
            <text:p><text:s text:c="3"/>8,459,688</text:p>
          </table:table-cell>
          <table:table-cell office:value-type="float" office:value="23468748" table:style-name="ce39">
            <text:p><text:s text:c="3"/>23,468,748</text:p>
          </table:table-cell>
          <table:table-cell office:value-type="float" office:value="11704323" table:style-name="ce38">
            <text:p><text:s text:c="3"/>11,704,323</text:p>
          </table:table-cell>
          <table:table-cell office:value-type="float" office:value="11764425" table:style-name="ce38">
            <text:p><text:s text:c="3"/>11,764,425</text:p>
          </table:table-cell>
          <table:table-cell office:value-type="float" office:value="99.49" table:style-name="ce44">
            <text:p><text:s text:c="3"/>99.49</text:p>
          </table:table-cell>
          <table:table-cell office:value-type="float" office:value="648.36" table:style-name="ce44">
            <text:p><text:s text:c="3"/>648.36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10">
          <table:table-cell office:value-type="string" table:style-name="ce42">
            <text:p>10 月</text:p>
          </table:table-cell>
          <table:table-cell office:value-type="float" office:value="36197.051999999996" table:style-name="ce41">
            <text:p><text:s text:c="3"/>36,197.0520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491" table:style-name="ce38">
            <text:p><text:s text:c="3"/>147,491</text:p>
          </table:table-cell>
          <table:table-cell office:value-type="float" office:value="8461618" table:style-name="ce40">
            <text:p><text:s text:c="3"/>8,461,618</text:p>
          </table:table-cell>
          <table:table-cell office:value-type="float" office:value="23476640" table:style-name="ce39">
            <text:p><text:s text:c="3"/>23,476,640</text:p>
          </table:table-cell>
          <table:table-cell office:value-type="float" office:value="11706976" table:style-name="ce38">
            <text:p><text:s text:c="3"/>11,706,976</text:p>
          </table:table-cell>
          <table:table-cell office:value-type="float" office:value="11769664" table:style-name="ce38">
            <text:p><text:s text:c="3"/>11,769,664</text:p>
          </table:table-cell>
          <table:table-cell office:value-type="float" office:value="99.47" table:style-name="ce44">
            <text:p><text:s text:c="3"/>99.47</text:p>
          </table:table-cell>
          <table:table-cell office:value-type="float" office:value="648.58000000000004" table:style-name="ce44">
            <text:p><text:s text:c="3"/>648.58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11">
          <table:table-cell office:value-type="string" table:style-name="ce42">
            <text:p>11 月</text:p>
          </table:table-cell>
          <table:table-cell office:value-type="float" office:value="36197.051999999996" table:style-name="ce41">
            <text:p><text:s text:c="3"/>36,197.0520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487" table:style-name="ce38">
            <text:p><text:s text:c="3"/>147,487</text:p>
          </table:table-cell>
          <table:table-cell office:value-type="float" office:value="8465553" table:style-name="ce40">
            <text:p><text:s text:c="3"/>8,465,553</text:p>
          </table:table-cell>
          <table:table-cell office:value-type="float" office:value="23483793" table:style-name="ce39">
            <text:p><text:s text:c="3"/>23,483,793</text:p>
          </table:table-cell>
          <table:table-cell office:value-type="float" office:value="11709439" table:style-name="ce38">
            <text:p><text:s text:c="3"/>11,709,439</text:p>
          </table:table-cell>
          <table:table-cell office:value-type="float" office:value="11774354" table:style-name="ce38">
            <text:p><text:s text:c="3"/>11,774,354</text:p>
          </table:table-cell>
          <table:table-cell office:value-type="float" office:value="99.45" table:style-name="ce44">
            <text:p><text:s text:c="3"/>99.45</text:p>
          </table:table-cell>
          <table:table-cell office:value-type="float" office:value="648.78" table:style-name="ce44">
            <text:p><text:s text:c="3"/>648.78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11">
          <table:table-cell office:value-type="string" table:style-name="ce42">
            <text:p>12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478" table:style-name="ce38">
            <text:p><text:s text:c="3"/>147,478</text:p>
          </table:table-cell>
          <table:table-cell office:value-type="float" office:value="8468978" table:style-name="ce40">
            <text:p><text:s text:c="3"/>8,468,978</text:p>
          </table:table-cell>
          <table:table-cell office:value-type="float" office:value="23492074" table:style-name="ce39">
            <text:p><text:s text:c="3"/>23,492,074</text:p>
          </table:table-cell>
          <table:table-cell office:value-type="float" office:value="11712047" table:style-name="ce38">
            <text:p><text:s text:c="3"/>11,712,047</text:p>
          </table:table-cell>
          <table:table-cell office:value-type="float" office:value="11780027" table:style-name="ce38">
            <text:p><text:s text:c="3"/>11,780,027</text:p>
          </table:table-cell>
          <table:table-cell office:value-type="float" office:value="99.42" table:style-name="ce44">
            <text:p><text:s text:c="3"/>99.42</text:p>
          </table:table-cell>
          <table:table-cell office:value-type="float" office:value="649" table:style-name="ce32">
            <text:p><text:s text:c="3"/>649.00</text:p>
          </table:table-cell>
          <table:table-cell office:value-type="float" office:value="2.77" table:style-name="ce43">
            <text:p><text:s text:c="3"/>2.77</text:p>
          </table:table-cell>
          <table:table-cell table:style-name="ce31"/>
          <table:table-cell table:number-columns-repeated="16371" table:style-name="ce47"/>
        </table:table-row>
        <table:table-row table:style-name="ro11">
          <table:table-cell office:value-type="string" table:style-name="ce46">
            <text:p>105 年</text:p>
          </table:table-cell>
          <table:table-cell table:style-name="ce41"/>
          <table:table-cell table:style-name="ce40"/>
          <table:table-cell table:number-columns-repeated="2" table:style-name="ce38"/>
          <table:table-cell table:style-name="ce40"/>
          <table:table-cell table:style-name="ce39"/>
          <table:table-cell table:number-columns-repeated="2" table:style-name="ce38"/>
          <table:table-cell table:number-columns-repeated="2" table:style-name="ce44"/>
          <table:table-cell table:style-name="ce43"/>
          <table:table-cell table:style-name="ce31"/>
          <table:table-cell table:number-columns-repeated="16371" table:style-name="ce1"/>
        </table:table-row>
        <table:table-row table:style-name="ro12">
          <table:table-cell office:value-type="string" table:style-name="ce45">
            <text:p>1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488" table:style-name="ce38">
            <text:p><text:s text:c="3"/>147,488</text:p>
          </table:table-cell>
          <table:table-cell office:value-type="float" office:value="8471543" table:style-name="ce40">
            <text:p><text:s text:c="3"/>8,471,543</text:p>
          </table:table-cell>
          <table:table-cell office:value-type="float" office:value="23496068" table:style-name="ce39">
            <text:p><text:s text:c="3"/>23,496,068</text:p>
          </table:table-cell>
          <table:table-cell office:value-type="float" office:value="11712764" table:style-name="ce38">
            <text:p><text:s text:c="3"/>11,712,764</text:p>
          </table:table-cell>
          <table:table-cell office:value-type="float" office:value="11783304" table:style-name="ce38">
            <text:p><text:s text:c="3"/>11,783,304</text:p>
          </table:table-cell>
          <table:table-cell office:value-type="float" office:value="99.4" table:style-name="ce44">
            <text:p><text:s text:c="3"/>99.40</text:p>
          </table:table-cell>
          <table:table-cell office:value-type="float" office:value="649.12" table:style-name="ce32">
            <text:p><text:s text:c="3"/>649.12</text:p>
          </table:table-cell>
          <table:table-cell office:value-type="float" office:value="2.77" table:style-name="ce43">
            <text:p><text:s text:c="3"/>2.77</text:p>
          </table:table-cell>
          <table:table-cell table:style-name="ce31"/>
          <table:table-cell table:number-columns-repeated="16371" table:style-name="ce1"/>
        </table:table-row>
        <table:table-row table:style-name="ro13">
          <table:table-cell office:value-type="string" table:style-name="ce42">
            <text:p>2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27" table:style-name="ce38">
            <text:p><text:s text:c="3"/>147,527</text:p>
          </table:table-cell>
          <table:table-cell office:value-type="float" office:value="8473964" table:style-name="ce40">
            <text:p><text:s text:c="3"/>8,473,964</text:p>
          </table:table-cell>
          <table:table-cell office:value-type="float" office:value="23496935" table:style-name="ce39">
            <text:p><text:s text:c="3"/>23,496,935</text:p>
          </table:table-cell>
          <table:table-cell office:value-type="float" office:value="11711706" table:style-name="ce38">
            <text:p><text:s text:c="3"/>11,711,706</text:p>
          </table:table-cell>
          <table:table-cell office:value-type="float" office:value="11785229" table:style-name="ce38">
            <text:p><text:s text:c="3"/>11,785,229</text:p>
          </table:table-cell>
          <table:table-cell office:value-type="float" office:value="99.38" table:style-name="ce32">
            <text:p><text:s text:c="3"/>99.38</text:p>
          </table:table-cell>
          <table:table-cell office:value-type="float" office:value="649.14" table:style-name="ce32">
            <text:p><text:s text:c="3"/>649.14</text:p>
          </table:table-cell>
          <table:table-cell office:value-type="float" office:value="2.77" table:style-name="ce32">
            <text:p><text:s text:c="3"/>2.77</text:p>
          </table:table-cell>
          <table:table-cell table:style-name="ce31"/>
          <table:table-cell table:number-columns-repeated="16371" table:style-name="ce1"/>
        </table:table-row>
        <table:table-row table:style-name="ro10">
          <table:table-cell office:value-type="string" table:style-name="ce42">
            <text:p>3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50" table:style-name="ce38">
            <text:p><text:s text:c="3"/>147,550</text:p>
          </table:table-cell>
          <table:table-cell office:value-type="float" office:value="8479633" table:style-name="ce40">
            <text:p><text:s text:c="3"/>8,479,633</text:p>
          </table:table-cell>
          <table:table-cell office:value-type="float" office:value="23496813" table:style-name="ce39">
            <text:p><text:s text:c="3"/>23,496,813</text:p>
          </table:table-cell>
          <table:table-cell office:value-type="float" office:value="11710082" table:style-name="ce38">
            <text:p><text:s text:c="3"/>11,710,082</text:p>
          </table:table-cell>
          <table:table-cell office:value-type="float" office:value="11786731" table:style-name="ce38">
            <text:p><text:s text:c="3"/>11,786,731</text:p>
          </table:table-cell>
          <table:table-cell office:value-type="float" office:value="99.35" table:style-name="ce32">
            <text:p><text:s text:c="3"/>99.35</text:p>
          </table:table-cell>
          <table:table-cell office:value-type="float" office:value="649.14" table:style-name="ce32">
            <text:p><text:s text:c="3"/>649.14</text:p>
          </table:table-cell>
          <table:table-cell office:value-type="float" office:value="2.77" table:style-name="ce32">
            <text:p><text:s text:c="3"/>2.77</text:p>
          </table:table-cell>
          <table:table-cell table:style-name="ce31"/>
          <table:table-cell table:number-columns-repeated="16371" table:style-name="ce1"/>
        </table:table-row>
        <table:table-row table:style-name="ro12">
          <table:table-cell office:value-type="string" table:style-name="ce42">
            <text:p>4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45" table:style-name="ce38">
            <text:p><text:s text:c="3"/>147,545</text:p>
          </table:table-cell>
          <table:table-cell office:value-type="float" office:value="8484626" table:style-name="ce40">
            <text:p><text:s text:c="3"/>8,484,626</text:p>
          </table:table-cell>
          <table:table-cell office:value-type="float" office:value="23499404" table:style-name="ce39">
            <text:p><text:s text:c="3"/>23,499,404</text:p>
          </table:table-cell>
          <table:table-cell office:value-type="float" office:value="11709898" table:style-name="ce38">
            <text:p><text:s text:c="3"/>11,709,898</text:p>
          </table:table-cell>
          <table:table-cell office:value-type="float" office:value="11789506" table:style-name="ce38">
            <text:p><text:s text:c="3"/>11,789,506</text:p>
          </table:table-cell>
          <table:table-cell office:value-type="float" office:value="99.32" table:style-name="ce32">
            <text:p><text:s text:c="3"/>99.32</text:p>
          </table:table-cell>
          <table:table-cell office:value-type="float" office:value="649.21" table:style-name="ce32">
            <text:p><text:s text:c="3"/>649.21</text:p>
          </table:table-cell>
          <table:table-cell office:value-type="float" office:value="2.77" table:style-name="ce32">
            <text:p><text:s text:c="3"/>2.77</text:p>
          </table:table-cell>
          <table:table-cell table:style-name="ce31"/>
          <table:table-cell table:number-columns-repeated="16371" table:style-name="ce1"/>
        </table:table-row>
        <table:table-row table:style-name="ro12">
          <table:table-cell office:value-type="string" table:style-name="ce42">
            <text:p>5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48" table:style-name="ce38">
            <text:p><text:s text:c="3"/>147,548</text:p>
          </table:table-cell>
          <table:table-cell office:value-type="float" office:value="8493007" table:style-name="ce40">
            <text:p><text:s text:c="3"/>8,493,007</text:p>
          </table:table-cell>
          <table:table-cell office:value-type="float" office:value="23503349" table:style-name="ce39">
            <text:p><text:s text:c="3"/>23,503,349</text:p>
          </table:table-cell>
          <table:table-cell office:value-type="float" office:value="11710494" table:style-name="ce38">
            <text:p><text:s text:c="3"/>11,710,494</text:p>
          </table:table-cell>
          <table:table-cell office:value-type="float" office:value="11792855" table:style-name="ce38">
            <text:p><text:s text:c="3"/>11,792,855</text:p>
          </table:table-cell>
          <table:table-cell office:value-type="float" office:value="99.3" table:style-name="ce32">
            <text:p><text:s text:c="3"/>99.30</text:p>
          </table:table-cell>
          <table:table-cell office:value-type="float" office:value="649.32000000000005" table:style-name="ce32">
            <text:p><text:s text:c="3"/>649.32</text:p>
          </table:table-cell>
          <table:table-cell office:value-type="float" office:value="2.77" table:style-name="ce32">
            <text:p><text:s text:c="3"/>2.77</text:p>
          </table:table-cell>
          <table:table-cell table:style-name="ce31"/>
          <table:table-cell table:number-columns-repeated="16371" table:style-name="ce1"/>
        </table:table-row>
        <table:table-row table:style-name="ro14">
          <table:table-cell office:value-type="string" table:style-name="ce42">
            <text:p>6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49" table:style-name="ce38">
            <text:p><text:s text:c="3"/>147,549</text:p>
          </table:table-cell>
          <table:table-cell office:value-type="float" office:value="8499758" table:style-name="ce40">
            <text:p><text:s text:c="3"/>8,499,758</text:p>
          </table:table-cell>
          <table:table-cell office:value-type="float" office:value="23508362" table:style-name="ce39">
            <text:p><text:s text:c="3"/>23,508,362</text:p>
          </table:table-cell>
          <table:table-cell office:value-type="float" office:value="11711541" table:style-name="ce38">
            <text:p><text:s text:c="3"/>11,711,541</text:p>
          </table:table-cell>
          <table:table-cell office:value-type="float" office:value="11796821" table:style-name="ce38">
            <text:p><text:s text:c="3"/>11,796,821</text:p>
          </table:table-cell>
          <table:table-cell office:value-type="float" office:value="99.28" table:style-name="ce32">
            <text:p><text:s text:c="3"/>99.28</text:p>
          </table:table-cell>
          <table:table-cell office:value-type="float" office:value="649.45000000000005" table:style-name="ce32">
            <text:p><text:s text:c="3"/>649.45</text:p>
          </table:table-cell>
          <table:table-cell office:value-type="float" office:value="2.77" table:style-name="ce32">
            <text:p><text:s text:c="3"/>2.77</text:p>
          </table:table-cell>
          <table:table-cell table:style-name="ce31"/>
          <table:table-cell table:number-columns-repeated="16371"/>
        </table:table-row>
        <table:table-row table:style-name="ro12">
          <table:table-cell office:value-type="string" table:style-name="ce42">
            <text:p>7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55" table:style-name="ce38">
            <text:p><text:s text:c="3"/>147,555</text:p>
          </table:table-cell>
          <table:table-cell office:value-type="float" office:value="8507475" table:style-name="ce40">
            <text:p><text:s text:c="3"/>8,507,475</text:p>
          </table:table-cell>
          <table:table-cell office:value-type="float" office:value="23514750" table:style-name="ce39">
            <text:p><text:s text:c="3"/>23,514,750</text:p>
          </table:table-cell>
          <table:table-cell office:value-type="float" office:value="11713460" table:style-name="ce38">
            <text:p><text:s text:c="3"/>11,713,460</text:p>
          </table:table-cell>
          <table:table-cell office:value-type="float" office:value="11801290" table:style-name="ce38">
            <text:p><text:s text:c="3"/>11,801,290</text:p>
          </table:table-cell>
          <table:table-cell office:value-type="float" office:value="99.26" table:style-name="ce32">
            <text:p><text:s text:c="3"/>99.26</text:p>
          </table:table-cell>
          <table:table-cell office:value-type="float" office:value="649.63" table:style-name="ce32">
            <text:p><text:s text:c="3"/>649.63</text:p>
          </table:table-cell>
          <table:table-cell office:value-type="float" office:value="2.76" table:style-name="ce32">
            <text:p><text:s text:c="3"/>2.76</text:p>
          </table:table-cell>
          <table:table-cell table:style-name="ce31"/>
          <table:table-cell table:number-columns-repeated="16371"/>
        </table:table-row>
        <table:table-row table:style-name="ro12">
          <table:table-cell office:value-type="string" table:style-name="ce42">
            <text:p>8 月</text:p>
          </table:table-cell>
          <table:table-cell office:value-type="float" office:value="36197.066899999998" table:style-name="ce41">
            <text:p><text:s text:c="3"/>36,197.0669</text:p>
          </table:table-cell>
          <table:table-cell office:value-type="float" office:value="368" table:style-name="ce40">
            <text:p><text:s text:c="3"/>368</text:p>
          </table:table-cell>
          <table:table-cell office:value-type="float" office:value="7851" table:style-name="ce38">
            <text:p><text:s text:c="3"/>7,851</text:p>
          </table:table-cell>
          <table:table-cell office:value-type="float" office:value="147583" table:style-name="ce38">
            <text:p><text:s text:c="3"/>147,583</text:p>
          </table:table-cell>
          <table:table-cell office:value-type="float" office:value="8520056" table:style-name="ce40">
            <text:p><text:s text:c="3"/>8,520,056</text:p>
          </table:table-cell>
          <table:table-cell office:value-type="float" office:value="23516841" table:style-name="ce39">
            <text:p><text:s text:c="3"/>23,516,841</text:p>
          </table:table-cell>
          <table:table-cell office:value-type="float" office:value="11713364" table:style-name="ce38">
            <text:p><text:s text:c="3"/>11,713,364</text:p>
          </table:table-cell>
          <table:table-cell office:value-type="float" office:value="11803477" table:style-name="ce38">
            <text:p><text:s text:c="3"/>11,803,477</text:p>
          </table:table-cell>
          <table:table-cell office:value-type="float" office:value="99.24" table:style-name="ce32">
            <text:p><text:s text:c="3"/>99.24</text:p>
          </table:table-cell>
          <table:table-cell office:value-type="float" office:value="649.69000000000005" table:style-name="ce32">
            <text:p><text:s text:c="3"/>649.69</text:p>
          </table:table-cell>
          <table:table-cell office:value-type="float" office:value="2.76" table:style-name="ce32">
            <text:p><text:s text:c="3"/>2.76</text:p>
          </table:table-cell>
          <table:table-cell table:style-name="ce31"/>
          <table:table-cell table:number-columns-repeated="16371"/>
        </table:table-row>
        <table:table-row table:style-name="ro12">
          <table:table-cell office:value-type="string" table:style-name="ce37">
            <text:p>9 月</text:p>
          </table:table-cell>
          <table:table-cell office:value-type="float" office:value="36197.066899999998" table:style-name="ce36">
            <text:p><text:s text:c="3"/>36,197.0669</text:p>
          </table:table-cell>
          <table:table-cell office:value-type="float" office:value="368" table:style-name="ce35">
            <text:p><text:s text:c="3"/>368</text:p>
          </table:table-cell>
          <table:table-cell office:value-type="float" office:value="7851" table:style-name="ce33">
            <text:p><text:s text:c="3"/>7,851</text:p>
          </table:table-cell>
          <table:table-cell office:value-type="float" office:value="147587" table:style-name="ce33">
            <text:p><text:s text:c="3"/>147,587</text:p>
          </table:table-cell>
          <table:table-cell office:value-type="float" office:value="8536883" table:style-name="ce35">
            <text:p><text:s text:c="3"/>8,536,883</text:p>
          </table:table-cell>
          <table:table-cell office:value-type="float" office:value="23519518" table:style-name="ce34">
            <text:p><text:s text:c="3"/>23,519,518</text:p>
          </table:table-cell>
          <table:table-cell office:value-type="float" office:value="11713562" table:style-name="ce33">
            <text:p><text:s text:c="3"/>11,713,562</text:p>
          </table:table-cell>
          <table:table-cell office:value-type="float" office:value="11805956" table:style-name="ce33">
            <text:p><text:s text:c="3"/>11,805,956</text:p>
          </table:table-cell>
          <table:table-cell office:value-type="float" office:value="99.22" table:style-name="ce32">
            <text:p><text:s text:c="3"/>99.22</text:p>
          </table:table-cell>
          <table:table-cell office:value-type="float" office:value="649.76" table:style-name="ce32">
            <text:p><text:s text:c="3"/>649.76</text:p>
          </table:table-cell>
          <table:table-cell office:value-type="float" office:value="2.76" table:style-name="ce32">
            <text:p><text:s text:c="3"/>2.76</text:p>
          </table:table-cell>
          <table:table-cell table:style-name="ce31"/>
          <table:table-cell table:number-columns-repeated="16371"/>
        </table:table-row>
        <table:table-row table:style-name="ro15">
          <table:table-cell office:value-type="string" table:style-name="ce30">
            <text:p>較上年同月　　増減<text:span text:style-name="T5"><text:s/>(%)</text:span></text:p>
          </table:table-cell>
          <table:table-cell office:value-type="string" table:style-name="ce29">
            <text:p><text:s text:c="2"/>0.00</text:p>
          </table:table-cell>
          <table:table-cell office:value-type="float" office:value="0" table:style-name="ce27">
            <text:p>－</text:p>
          </table:table-cell>
          <table:table-cell office:value-type="float" office:value="0" table:style-name="ce27">
            <text:p>－</text:p>
          </table:table-cell>
          <table:table-cell office:value-type="float" office:value="0.06" table:style-name="ce28">
            <text:p>0.06</text:p>
          </table:table-cell>
          <table:table-cell office:value-type="float" office:value="0.91" table:style-name="ce27">
            <text:p><text:s/>0.91</text:p>
          </table:table-cell>
          <table:table-cell office:value-type="float" office:value="0.22" table:style-name="ce27">
            <text:p><text:s/>0.22</text:p>
          </table:table-cell>
          <table:table-cell office:value-type="float" office:value="0.08" table:style-name="ce27">
            <text:p><text:s/>0.08</text:p>
          </table:table-cell>
          <table:table-cell office:value-type="float" office:value="0.35" table:style-name="ce27">
            <text:p><text:s/>0.35</text:p>
          </table:table-cell>
          <table:table-cell office:value-type="float" office:value="-0.27" table:style-name="ce28">
            <text:p>－ <text:s text:c="2"/>0.27</text:p>
          </table:table-cell>
          <table:table-cell office:value-type="float" office:value="0.22" table:style-name="ce27">
            <text:p><text:s/>0.22</text:p>
          </table:table-cell>
          <table:table-cell office:value-type="float" office:value="-0.36" table:style-name="ce26">
            <text:p>－ <text:s text:c="2"/>0.36</text:p>
          </table:table-cell>
          <table:table-cell table:style-name="ce25"/>
          <table:table-cell table:number-columns-repeated="16371"/>
        </table:table-row>
        <table:table-row table:style-name="ro16">
          <table:table-cell office:value-type="string" table:style-name="ce24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string" table:style-name="ce23">
            <text:p><text:s text:c="2"/>0.00</text:p>
          </table:table-cell>
          <table:table-cell office:value-type="float" office:value="0.2" table:style-name="ce21">
            <text:p><text:s/>0.20</text:p>
          </table:table-cell>
          <table:table-cell office:value-type="float" office:value="0.01" table:style-name="ce21">
            <text:p><text:s/>0.01</text:p>
          </table:table-cell>
          <table:table-cell office:value-type="string" table:style-name="ce23">
            <text:p><text:s text:c="2"/>0.00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-0.02" table:style-name="ce22">
            <text:p>－ <text:s text:c="2"/>0.02</text:p>
          </table:table-cell>
          <table:table-cell office:value-type="float" office:value="0.01" table:style-name="ce21">
            <text:p><text:s/>0.01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19"/>
          <table:table-cell table:style-name="ce18"/>
          <table:table-cell office:value-type="string" table:style-name="ce17">
            <text:p>內政部戶政司<text:span text:style-name="T3"><text:s/></text:span><text:span text:style-name="T1">民國</text:span><text:span text:style-name="T3">105</text:span><text:span text:style-name="T1">年</text:span><text:span text:style-name="T3">10</text:span><text:span text:style-name="T1">月</text:span><text:span text:style-name="T3">5</text:span><text:span text:style-name="T1">日編製</text:span>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7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8">
          <table:table-cell table:style-name="ce2"/>
          <table:table-cell table:number-columns-repeated="16383" table:style-name="ce1"/>
        </table:table-row>
        <table:table-row table:number-rows-repeated="1048526" table:style-name="ro18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9">
          <table:table-cell office:value-type="string" table:number-columns-spanned="12" table:number-rows-spanned="1" table:style-name="ce100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20">
          <table:table-cell table:style-name="ce2"/>
          <table:table-cell table:number-columns-repeated="4" table:style-name="ce145"/>
          <table:table-cell office:value-type="string" table:style-name="ce146">
            <text:p><text:s text:c="4"/>中 華 民 國 105 年 9 月 底</text:p>
          </table:table-cell>
          <table:table-cell table:number-columns-repeated="4" table:style-name="ce145"/>
          <table:table-cell office:value-type="string" table:style-name="ce95">
            <text:p><text:s text:c="10"/>單位：平方公里；個；戶；人</text:p>
          </table:table-cell>
          <table:table-cell table:style-name="ce145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7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14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43">
            <text:p>鄉鎮</text:p>
          </table:table-cell>
          <table:table-cell office:value-type="string" table:number-columns-spanned="1" table:number-rows-spanned="2" table:style-name="ce148">
            <text:p>村里數</text:p>
          </table:table-cell>
          <table:table-cell office:value-type="string" table:number-columns-spanned="1" table:number-rows-spanned="2" table:style-name="ce148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8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8">
            <text:p>人　　口　　數</text:p>
          </table:table-cell>
          <table:covered-table-cell table:number-columns-repeated="2"/>
          <table:table-cell office:value-type="string" table:style-name="ce87">
            <text:p>性別比例<text:span text:style-name="T3"><text:s/>(<text:s/></text:span><text:span text:style-name="T1">每百</text:span></text:p>
          </table:table-cell>
          <table:table-cell office:value-type="string" table:style-name="ce86">
            <text:p>人口密度 ( 每平</text:p>
          </table:table-cell>
          <table:table-cell office:value-type="string" table:style-name="ce86">
            <text:p>戶<text:span text:style-name="T1"><text:s/>量 ( 每戶</text:span>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42">
            <text:p>( 平方公里 )</text:p>
          </table:table-cell>
          <table:table-cell office:value-type="string" table:style-name="ce141">
            <text:p>市區數</text:p>
          </table:table-cell>
          <table:covered-table-cell/>
          <table:covered-table-cell/>
          <table:covered-table-cell/>
          <table:table-cell office:value-type="string" table:style-name="ce81">
            <text:p>總<text:span text:style-name="T3"><text:s text:c="3"/></text:span><text:span text:style-name="T1">計</text:span></text:p>
          </table:table-cell>
          <table:table-cell office:value-type="string" table:style-name="ce81">
            <text:p>男</text:p>
          </table:table-cell>
          <table:table-cell office:value-type="string" table:style-name="ce80">
            <text:p>女</text:p>
          </table:table-cell>
          <table:table-cell office:value-type="string" table:style-name="ce79">
            <text:p>女子所當男子數<text:span text:style-name="T3"><text:s/>)</text:span></text:p>
          </table:table-cell>
          <table:table-cell office:value-type="string" table:style-name="ce78">
            <text:p>方公里人口數 )</text:p>
          </table:table-cell>
          <table:table-cell office:value-type="string" table:style-name="ce140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29">
            <text:p>總 <text:s text:c="4"/>計</text:p>
          </table:table-cell>
          <table:table-cell office:value-type="float" office:value="36197.066899999998" table:style-name="ce134">
            <text:p><text:s text:c="3"/>36,197.0669</text:p>
          </table:table-cell>
          <table:table-cell office:value-type="float" office:value="368" table:style-name="ce139">
            <text:p><text:s text:c="3"/>368</text:p>
          </table:table-cell>
          <table:table-cell office:value-type="float" office:value="7851" table:style-name="ce139">
            <text:p><text:s text:c="3"/>7,851</text:p>
          </table:table-cell>
          <table:table-cell office:value-type="float" office:value="147587" table:style-name="ce139">
            <text:p><text:s text:c="3"/>147,587</text:p>
          </table:table-cell>
          <table:table-cell office:value-type="float" office:value="8536883" table:style-name="ce139">
            <text:p><text:s text:c="3"/>8,536,883</text:p>
          </table:table-cell>
          <table:table-cell office:value-type="float" office:value="23519518" table:style-name="ce70">
            <text:p><text:s text:c="3"/>23,519,518</text:p>
          </table:table-cell>
          <table:table-cell office:value-type="float" office:value="11713562" table:style-name="ce139">
            <text:p><text:s text:c="3"/>11,713,562</text:p>
          </table:table-cell>
          <table:table-cell office:value-type="float" office:value="11805956" table:style-name="ce139">
            <text:p><text:s text:c="3"/>11,805,956</text:p>
          </table:table-cell>
          <table:table-cell office:value-type="float" office:value="99.22" table:style-name="ce67">
            <text:p><text:s text:c="3"/>99.22</text:p>
          </table:table-cell>
          <table:table-cell office:value-type="float" office:value="649.76" table:style-name="ce67">
            <text:p><text:s text:c="3"/>649.76</text:p>
          </table:table-cell>
          <table:table-cell office:value-type="float" office:value="2.76" table:style-name="ce67">
            <text:p><text:s text:c="3"/>2.76</text:p>
          </table:table-cell>
          <table:table-cell table:style-name="ce12"/>
          <table:table-cell table:style-name="ce131"/>
          <table:table-cell table:style-name="ce137"/>
          <table:table-cell table:style-name="ce136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9">
            <text:p>新北市</text:p>
          </table:table-cell>
          <table:table-cell office:value-type="float" office:value="2052.5666999999999" table:style-name="ce134">
            <text:p><text:s text:c="3"/>2,052.5667</text:p>
          </table:table-cell>
          <table:table-cell office:value-type="float" office:value="29" table:style-name="ce133">
            <text:p><text:s text:c="3"/>29</text:p>
          </table:table-cell>
          <table:table-cell office:value-type="float" office:value="1032" table:style-name="ce75">
            <text:p><text:s text:c="3"/>1,032</text:p>
          </table:table-cell>
          <table:table-cell office:value-type="float" office:value="22116" table:style-name="ce75">
            <text:p><text:s text:c="3"/>22,116</text:p>
          </table:table-cell>
          <table:table-cell office:value-type="float" office:value="1521700" table:style-name="ce75">
            <text:p><text:s text:c="3"/>1,521,700</text:p>
          </table:table-cell>
          <table:table-cell office:value-type="float" office:value="3974911" table:style-name="ce70">
            <text:p><text:s text:c="3"/>3,974,911</text:p>
          </table:table-cell>
          <table:table-cell office:value-type="float" office:value="1951006" table:style-name="ce75">
            <text:p><text:s text:c="3"/>1,951,006</text:p>
          </table:table-cell>
          <table:table-cell office:value-type="float" office:value="2023905" table:style-name="ce75">
            <text:p><text:s text:c="3"/>2,023,905</text:p>
          </table:table-cell>
          <table:table-cell office:value-type="float" office:value="96.4" table:style-name="ce67">
            <text:p><text:s text:c="3"/>96.40</text:p>
          </table:table-cell>
          <table:table-cell office:value-type="float" office:value="1936.5563126401692" table:style-name="ce67">
            <text:p><text:s text:c="3"/>1,936.56</text:p>
          </table:table-cell>
          <table:table-cell office:value-type="float" office:value="2.61" table:style-name="ce67">
            <text:p><text:s text:c="3"/>2.61</text:p>
          </table:table-cell>
          <table:table-cell table:style-name="ce12"/>
          <table:table-cell table:style-name="ce138"/>
          <table:table-cell table:style-name="ce137"/>
          <table:table-cell table:style-name="ce136"/>
          <table:table-cell table:style-name="ce12"/>
          <table:table-cell table:number-columns-repeated="16367"/>
        </table:table-row>
        <table:table-row table:style-name="ro21">
          <table:table-cell office:value-type="string" table:style-name="ce135">
            <text:p>臺北市</text:p>
          </table:table-cell>
          <table:table-cell office:value-type="float" office:value="271.79969999999997" table:style-name="ce134">
            <text:p><text:s text:c="3"/>271.7997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456" table:style-name="ce75">
            <text:p><text:s text:c="3"/>456</text:p>
          </table:table-cell>
          <table:table-cell office:value-type="float" office:value="9557" table:style-name="ce75">
            <text:p><text:s text:c="3"/>9,557</text:p>
          </table:table-cell>
          <table:table-cell office:value-type="float" office:value="1046849" table:style-name="ce75">
            <text:p><text:s text:c="3"/>1,046,849</text:p>
          </table:table-cell>
          <table:table-cell office:value-type="float" office:value="2696316" table:style-name="ce70">
            <text:p><text:s text:c="3"/>2,696,316</text:p>
          </table:table-cell>
          <table:table-cell office:value-type="float" office:value="1290311" table:style-name="ce75">
            <text:p><text:s text:c="3"/>1,290,311</text:p>
          </table:table-cell>
          <table:table-cell office:value-type="float" office:value="1406005" table:style-name="ce75">
            <text:p><text:s text:c="3"/>1,406,005</text:p>
          </table:table-cell>
          <table:table-cell office:value-type="float" office:value="91.77" table:style-name="ce67">
            <text:p><text:s text:c="3"/>91.77</text:p>
          </table:table-cell>
          <table:table-cell office:value-type="float" office:value="9920.2317000349904" table:style-name="ce67">
            <text:p><text:s text:c="3"/>9,920.23</text:p>
          </table:table-cell>
          <table:table-cell office:value-type="float" office:value="2.58" table:style-name="ce67">
            <text:p><text:s text:c="3"/>2.58</text:p>
          </table:table-cell>
          <table:table-cell table:style-name="ce12"/>
          <table:table-cell table:style-name="ce131"/>
          <table:table-cell table:style-name="ce115"/>
          <table:table-cell table:style-name="ce130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9">
            <text:p>桃園市</text:p>
          </table:table-cell>
          <table:table-cell office:value-type="float" office:value="1220.954" table:style-name="ce128">
            <text:p><text:s text:c="3"/>1,220.9540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495" table:style-name="ce75">
            <text:p><text:s text:c="3"/>495</text:p>
          </table:table-cell>
          <table:table-cell office:value-type="float" office:value="11514" table:style-name="ce75">
            <text:p><text:s text:c="3"/>11,514</text:p>
          </table:table-cell>
          <table:table-cell office:value-type="float" office:value="765688" table:style-name="ce75">
            <text:p><text:s text:c="3"/>765,688</text:p>
          </table:table-cell>
          <table:table-cell office:value-type="float" office:value="2136702" table:style-name="ce70">
            <text:p><text:s text:c="3"/>2,136,702</text:p>
          </table:table-cell>
          <table:table-cell office:value-type="float" office:value="1066819" table:style-name="ce75">
            <text:p><text:s text:c="3"/>1,066,819</text:p>
          </table:table-cell>
          <table:table-cell office:value-type="float" office:value="1069883" table:style-name="ce75">
            <text:p><text:s text:c="3"/>1,069,883</text:p>
          </table:table-cell>
          <table:table-cell office:value-type="float" office:value="99.71" table:style-name="ce67">
            <text:p><text:s text:c="3"/>99.71</text:p>
          </table:table-cell>
          <table:table-cell office:value-type="float" office:value="1750.0266185294452" table:style-name="ce67">
            <text:p><text:s text:c="3"/>1,750.03</text:p>
          </table:table-cell>
          <table:table-cell office:value-type="float" office:value="2.79" table:style-name="ce67">
            <text:p><text:s text:c="3"/>2.79</text:p>
          </table:table-cell>
          <table:table-cell table:style-name="ce12"/>
          <table:table-cell table:style-name="ce131"/>
          <table:table-cell table:style-name="ce115"/>
          <table:table-cell table:style-name="ce130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9">
            <text:p>臺中市</text:p>
          </table:table-cell>
          <table:table-cell office:value-type="float" office:value="2214.8968" table:style-name="ce128">
            <text:p><text:s text:c="3"/>2,214.8968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625" table:style-name="ce75">
            <text:p><text:s text:c="3"/>625</text:p>
          </table:table-cell>
          <table:table-cell office:value-type="float" office:value="12936" table:style-name="ce75">
            <text:p><text:s text:c="3"/>12,936</text:p>
          </table:table-cell>
          <table:table-cell office:value-type="float" office:value="939545" table:style-name="ce75">
            <text:p><text:s text:c="3"/>939,545</text:p>
          </table:table-cell>
          <table:table-cell office:value-type="float" office:value="2759887" table:style-name="ce70">
            <text:p><text:s text:c="3"/>2,759,887</text:p>
          </table:table-cell>
          <table:table-cell office:value-type="float" office:value="1363129" table:style-name="ce75">
            <text:p><text:s text:c="3"/>1,363,129</text:p>
          </table:table-cell>
          <table:table-cell office:value-type="float" office:value="1396758" table:style-name="ce75">
            <text:p><text:s text:c="3"/>1,396,758</text:p>
          </table:table-cell>
          <table:table-cell office:value-type="float" office:value="97.59" table:style-name="ce67">
            <text:p><text:s text:c="3"/>97.59</text:p>
          </table:table-cell>
          <table:table-cell office:value-type="float" office:value="1246.0567011519454" table:style-name="ce67">
            <text:p><text:s text:c="3"/>1,246.06</text:p>
          </table:table-cell>
          <table:table-cell office:value-type="float" office:value="2.94" table:style-name="ce67">
            <text:p><text:s text:c="3"/>2.94</text:p>
          </table:table-cell>
          <table:table-cell table:style-name="ce12"/>
          <table:table-cell table:style-name="ce131"/>
          <table:table-cell table:style-name="ce115"/>
          <table:table-cell table:style-name="ce130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9">
            <text:p>臺南市</text:p>
          </table:table-cell>
          <table:table-cell office:value-type="float" office:value="2191.6531" table:style-name="ce128">
            <text:p><text:s text:c="3"/>2,191.6531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752" table:style-name="ce75">
            <text:p><text:s text:c="3"/>752</text:p>
          </table:table-cell>
          <table:table-cell office:value-type="float" office:value="14635" table:style-name="ce75">
            <text:p><text:s text:c="3"/>14,635</text:p>
          </table:table-cell>
          <table:table-cell office:value-type="float" office:value="676638" table:style-name="ce75">
            <text:p><text:s text:c="3"/>676,638</text:p>
          </table:table-cell>
          <table:table-cell office:value-type="float" office:value="1885499" table:style-name="ce70">
            <text:p><text:s text:c="3"/>1,885,499</text:p>
          </table:table-cell>
          <table:table-cell office:value-type="float" office:value="943148" table:style-name="ce75">
            <text:p><text:s text:c="3"/>943,148</text:p>
          </table:table-cell>
          <table:table-cell office:value-type="float" office:value="942351" table:style-name="ce75">
            <text:p><text:s text:c="3"/>942,351</text:p>
          </table:table-cell>
          <table:table-cell office:value-type="float" office:value="100.08" table:style-name="ce67">
            <text:p><text:s text:c="3"/>100.08</text:p>
          </table:table-cell>
          <table:table-cell office:value-type="float" office:value="860.30905164690523" table:style-name="ce67">
            <text:p><text:s text:c="3"/>860.31</text:p>
          </table:table-cell>
          <table:table-cell office:value-type="float" office:value="2.79" table:style-name="ce67">
            <text:p><text:s text:c="3"/>2.79</text:p>
          </table:table-cell>
          <table:table-cell table:style-name="ce12"/>
          <table:table-cell table:style-name="ce131"/>
          <table:table-cell table:style-name="ce115"/>
          <table:table-cell table:style-name="ce130"/>
          <table:table-cell table:style-name="ce12"/>
          <table:table-cell table:number-columns-repeated="16367"/>
        </table:table-row>
        <table:table-row table:style-name="ro23">
          <table:table-cell office:value-type="string" table:style-name="ce129">
            <text:p>高雄市</text:p>
          </table:table-cell>
          <table:table-cell office:value-type="float" office:value="2951.8524000000002" table:style-name="ce128">
            <text:p><text:s text:c="3"/>2,951.8524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891" table:style-name="ce75">
            <text:p><text:s text:c="3"/>891</text:p>
          </table:table-cell>
          <table:table-cell office:value-type="float" office:value="17313" table:style-name="ce75">
            <text:p><text:s text:c="3"/>17,313</text:p>
          </table:table-cell>
          <table:table-cell office:value-type="float" office:value="1080508" table:style-name="ce75">
            <text:p><text:s text:c="3"/>1,080,508</text:p>
          </table:table-cell>
          <table:table-cell office:value-type="float" office:value="2778332" table:style-name="ce70">
            <text:p><text:s text:c="3"/>2,778,332</text:p>
          </table:table-cell>
          <table:table-cell office:value-type="float" office:value="1379143" table:style-name="ce75">
            <text:p><text:s text:c="3"/>1,379,143</text:p>
          </table:table-cell>
          <table:table-cell office:value-type="float" office:value="1399189" table:style-name="ce75">
            <text:p><text:s text:c="3"/>1,399,189</text:p>
          </table:table-cell>
          <table:table-cell office:value-type="float" office:value="98.57" table:style-name="ce67">
            <text:p><text:s text:c="3"/>98.57</text:p>
          </table:table-cell>
          <table:table-cell office:value-type="float" office:value="941.21643751564261" table:style-name="ce67">
            <text:p><text:s text:c="3"/>941.22</text:p>
          </table:table-cell>
          <table:table-cell office:value-type="float" office:value="2.57" table:style-name="ce67">
            <text:p><text:s text:c="3"/>2.57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9">
            <text:p>臺灣省</text:p>
          </table:table-cell>
          <table:table-cell office:value-type="float" office:value="25110.003700000001" table:style-name="ce128">
            <text:p><text:s text:c="3"/>25,110.0037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3541" table:style-name="ce132">
            <text:p><text:s text:c="3"/>3,541</text:p>
          </table:table-cell>
          <table:table-cell office:value-type="float" office:value="58613" table:style-name="ce132">
            <text:p><text:s text:c="3"/>58,613</text:p>
          </table:table-cell>
          <table:table-cell office:value-type="float" office:value="2464206" table:style-name="ce132">
            <text:p><text:s text:c="3"/>2,464,206</text:p>
          </table:table-cell>
          <table:table-cell office:value-type="float" office:value="7140866" table:style-name="ce132">
            <text:p><text:s text:c="3"/>7,140,866</text:p>
          </table:table-cell>
          <table:table-cell office:value-type="float" office:value="3645590" table:style-name="ce132">
            <text:p><text:s text:c="3"/>3,645,590</text:p>
          </table:table-cell>
          <table:table-cell office:value-type="float" office:value="3495276" table:style-name="ce132">
            <text:p><text:s text:c="3"/>3,495,276</text:p>
          </table:table-cell>
          <table:table-cell office:value-type="float" office:value="104.3" table:style-name="ce67">
            <text:p><text:s text:c="3"/>104.30</text:p>
          </table:table-cell>
          <table:table-cell office:value-type="float" office:value="284.38331134136791" table:style-name="ce67">
            <text:p><text:s text:c="3"/>284.38</text:p>
          </table:table-cell>
          <table:table-cell office:value-type="float" office:value="2.9" table:style-name="ce67">
            <text:p><text:s text:c="3"/>2.90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2">
            <text:p>宜蘭縣</text:p>
          </table:table-cell>
          <table:table-cell office:value-type="float" office:value="2143.6251000000002" table:style-name="ce121">
            <text:p><text:s text:c="3"/>2,143.6251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3659" table:style-name="ce118">
            <text:p><text:s text:c="3"/>3,659</text:p>
          </table:table-cell>
          <table:table-cell office:value-type="float" office:value="166457" table:style-name="ce118">
            <text:p><text:s text:c="3"/>166,457</text:p>
          </table:table-cell>
          <table:table-cell office:value-type="float" office:value="457671" table:style-name="ce119">
            <text:p><text:s text:c="3"/>457,671</text:p>
          </table:table-cell>
          <table:table-cell office:value-type="float" office:value="231855" table:style-name="ce118">
            <text:p><text:s text:c="3"/>231,855</text:p>
          </table:table-cell>
          <table:table-cell office:value-type="float" office:value="225816" table:style-name="ce118">
            <text:p><text:s text:c="3"/>225,816</text:p>
          </table:table-cell>
          <table:table-cell office:value-type="float" office:value="102.67" table:style-name="ce32">
            <text:p><text:s text:c="3"/>102.67</text:p>
          </table:table-cell>
          <table:table-cell office:value-type="float" office:value="213.50328469283176" table:style-name="ce32">
            <text:p><text:s text:c="3"/>213.50</text:p>
          </table:table-cell>
          <table:table-cell office:value-type="float" office:value="2.75" table:style-name="ce32">
            <text:p><text:s text:c="3"/>2.75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5">
          <table:table-cell office:value-type="string" table:style-name="ce122">
            <text:p>新竹縣</text:p>
          </table:table-cell>
          <table:table-cell office:value-type="float" office:value="1427.5369000000001" table:style-name="ce121">
            <text:p><text:s text:c="3"/>1,427.5369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191" table:style-name="ce118">
            <text:p><text:s text:c="3"/>191</text:p>
          </table:table-cell>
          <table:table-cell office:value-type="float" office:value="3200" table:style-name="ce118">
            <text:p><text:s text:c="3"/>3,200</text:p>
          </table:table-cell>
          <table:table-cell office:value-type="float" office:value="186738" table:style-name="ce118">
            <text:p><text:s text:c="3"/>186,738</text:p>
          </table:table-cell>
          <table:table-cell office:value-type="float" office:value="546272" table:style-name="ce119">
            <text:p><text:s text:c="3"/>546,272</text:p>
          </table:table-cell>
          <table:table-cell office:value-type="float" office:value="279514" table:style-name="ce118">
            <text:p><text:s text:c="3"/>279,514</text:p>
          </table:table-cell>
          <table:table-cell office:value-type="float" office:value="266758" table:style-name="ce118">
            <text:p><text:s text:c="3"/>266,758</text:p>
          </table:table-cell>
          <table:table-cell office:value-type="float" office:value="104.78" table:style-name="ce32">
            <text:p><text:s text:c="3"/>104.78</text:p>
          </table:table-cell>
          <table:table-cell office:value-type="float" office:value="382.66751633530453" table:style-name="ce32">
            <text:p><text:s text:c="3"/>382.67</text:p>
          </table:table-cell>
          <table:table-cell office:value-type="float" office:value="2.93" table:style-name="ce32">
            <text:p><text:s text:c="3"/>2.93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5">
          <table:table-cell office:value-type="string" table:style-name="ce122">
            <text:p>苗栗縣</text:p>
          </table:table-cell>
          <table:table-cell office:value-type="float" office:value="1820.3149000000001" table:style-name="ce121">
            <text:p><text:s text:c="3"/>1,820.3149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274" table:style-name="ce118">
            <text:p><text:s text:c="3"/>274</text:p>
          </table:table-cell>
          <table:table-cell office:value-type="float" office:value="4652" table:style-name="ce118">
            <text:p><text:s text:c="3"/>4,652</text:p>
          </table:table-cell>
          <table:table-cell office:value-type="float" office:value="185450" table:style-name="ce118">
            <text:p><text:s text:c="3"/>185,450</text:p>
          </table:table-cell>
          <table:table-cell office:value-type="float" office:value="560271" table:style-name="ce119">
            <text:p><text:s text:c="3"/>560,271</text:p>
          </table:table-cell>
          <table:table-cell office:value-type="float" office:value="288890" table:style-name="ce118">
            <text:p><text:s text:c="3"/>288,890</text:p>
          </table:table-cell>
          <table:table-cell office:value-type="float" office:value="271381" table:style-name="ce118">
            <text:p><text:s text:c="3"/>271,381</text:p>
          </table:table-cell>
          <table:table-cell office:value-type="float" office:value="106.45" table:style-name="ce32">
            <text:p><text:s text:c="3"/>106.45</text:p>
          </table:table-cell>
          <table:table-cell office:value-type="float" office:value="307.78795471047346" table:style-name="ce32">
            <text:p><text:s text:c="3"/>307.79</text:p>
          </table:table-cell>
          <table:table-cell office:value-type="float" office:value="3.02" table:style-name="ce32">
            <text:p><text:s text:c="3"/>3.02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5">
          <table:table-cell office:value-type="string" table:style-name="ce122">
            <text:p>彰化縣</text:p>
          </table:table-cell>
          <table:table-cell office:value-type="float" office:value="1074.396" table:style-name="ce121">
            <text:p><text:s text:c="3"/>1,074.3960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589" table:style-name="ce118">
            <text:p><text:s text:c="3"/>589</text:p>
          </table:table-cell>
          <table:table-cell office:value-type="float" office:value="9143" table:style-name="ce118">
            <text:p><text:s text:c="3"/>9,143</text:p>
          </table:table-cell>
          <table:table-cell office:value-type="float" office:value="384130" table:style-name="ce118">
            <text:p><text:s text:c="3"/>384,130</text:p>
          </table:table-cell>
          <table:table-cell office:value-type="float" office:value="1287665" table:style-name="ce119">
            <text:p><text:s text:c="3"/>1,287,665</text:p>
          </table:table-cell>
          <table:table-cell office:value-type="float" office:value="657156" table:style-name="ce118">
            <text:p><text:s text:c="3"/>657,156</text:p>
          </table:table-cell>
          <table:table-cell office:value-type="float" office:value="630509" table:style-name="ce118">
            <text:p><text:s text:c="3"/>630,509</text:p>
          </table:table-cell>
          <table:table-cell office:value-type="float" office:value="104.23" table:style-name="ce32">
            <text:p><text:s text:c="3"/>104.23</text:p>
          </table:table-cell>
          <table:table-cell office:value-type="float" office:value="1198.5012974731849" table:style-name="ce32">
            <text:p><text:s text:c="3"/>1,198.50</text:p>
          </table:table-cell>
          <table:table-cell office:value-type="float" office:value="3.35" table:style-name="ce32">
            <text:p><text:s text:c="3"/>3.35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24">
          <table:table-cell office:value-type="string" table:style-name="ce122">
            <text:p>南投縣</text:p>
          </table:table-cell>
          <table:table-cell office:value-type="float" office:value="4106.4359999999997" table:style-name="ce121">
            <text:p><text:s text:c="3"/>4,106.4360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262" table:style-name="ce118">
            <text:p><text:s text:c="3"/>262</text:p>
          </table:table-cell>
          <table:table-cell office:value-type="float" office:value="4270" table:style-name="ce118">
            <text:p><text:s text:c="3"/>4,270</text:p>
          </table:table-cell>
          <table:table-cell office:value-type="float" office:value="177274" table:style-name="ce118">
            <text:p><text:s text:c="3"/>177,274</text:p>
          </table:table-cell>
          <table:table-cell office:value-type="float" office:value="506052" table:style-name="ce119">
            <text:p><text:s text:c="3"/>506,052</text:p>
          </table:table-cell>
          <table:table-cell office:value-type="float" office:value="259449" table:style-name="ce118">
            <text:p><text:s text:c="3"/>259,449</text:p>
          </table:table-cell>
          <table:table-cell office:value-type="float" office:value="246603" table:style-name="ce118">
            <text:p><text:s text:c="3"/>246,603</text:p>
          </table:table-cell>
          <table:table-cell office:value-type="float" office:value="105.21" table:style-name="ce32">
            <text:p><text:s text:c="3"/>105.21</text:p>
          </table:table-cell>
          <table:table-cell office:value-type="float" office:value="123.23386995438381" table:style-name="ce32">
            <text:p><text:s text:c="3"/>123.23</text:p>
          </table:table-cell>
          <table:table-cell office:value-type="float" office:value="2.85" table:style-name="ce32">
            <text:p><text:s text:c="3"/>2.85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2">
            <text:p>雲林縣</text:p>
          </table:table-cell>
          <table:table-cell office:value-type="float" office:value="1290.8326" table:style-name="ce121">
            <text:p><text:s text:c="3"/>1,290.8326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388" table:style-name="ce118">
            <text:p><text:s text:c="3"/>388</text:p>
          </table:table-cell>
          <table:table-cell office:value-type="float" office:value="6404" table:style-name="ce118">
            <text:p><text:s text:c="3"/>6,404</text:p>
          </table:table-cell>
          <table:table-cell office:value-type="float" office:value="239262" table:style-name="ce118">
            <text:p><text:s text:c="3"/>239,262</text:p>
          </table:table-cell>
          <table:table-cell office:value-type="float" office:value="695925" table:style-name="ce119">
            <text:p><text:s text:c="3"/>695,925</text:p>
          </table:table-cell>
          <table:table-cell office:value-type="float" office:value="361645" table:style-name="ce118">
            <text:p><text:s text:c="3"/>361,645</text:p>
          </table:table-cell>
          <table:table-cell office:value-type="float" office:value="334280" table:style-name="ce118">
            <text:p><text:s text:c="3"/>334,280</text:p>
          </table:table-cell>
          <table:table-cell office:value-type="float" office:value="108.19" table:style-name="ce32">
            <text:p><text:s text:c="3"/>108.19</text:p>
          </table:table-cell>
          <table:table-cell office:value-type="float" office:value="539.12877626424995" table:style-name="ce32">
            <text:p><text:s text:c="3"/>539.13</text:p>
          </table:table-cell>
          <table:table-cell office:value-type="float" office:value="2.91" table:style-name="ce32">
            <text:p><text:s text:c="3"/>2.91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2">
            <text:p>嘉義縣</text:p>
          </table:table-cell>
          <table:table-cell office:value-type="float" office:value="1903.6367" table:style-name="ce121">
            <text:p><text:s text:c="3"/>1,903.6367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357" table:style-name="ce118">
            <text:p><text:s text:c="3"/>357</text:p>
          </table:table-cell>
          <table:table-cell office:value-type="float" office:value="5324" table:style-name="ce118">
            <text:p><text:s text:c="3"/>5,324</text:p>
          </table:table-cell>
          <table:table-cell office:value-type="float" office:value="182500" table:style-name="ce118">
            <text:p><text:s text:c="3"/>182,500</text:p>
          </table:table-cell>
          <table:table-cell office:value-type="float" office:value="516531" table:style-name="ce119">
            <text:p><text:s text:c="3"/>516,531</text:p>
          </table:table-cell>
          <table:table-cell office:value-type="float" office:value="268761" table:style-name="ce118">
            <text:p><text:s text:c="3"/>268,761</text:p>
          </table:table-cell>
          <table:table-cell office:value-type="float" office:value="247770" table:style-name="ce118">
            <text:p><text:s text:c="3"/>247,770</text:p>
          </table:table-cell>
          <table:table-cell office:value-type="float" office:value="108.47" table:style-name="ce32">
            <text:p><text:s text:c="3"/>108.47</text:p>
          </table:table-cell>
          <table:table-cell office:value-type="float" office:value="271.33906380350828" table:style-name="ce32">
            <text:p><text:s text:c="3"/>271.34</text:p>
          </table:table-cell>
          <table:table-cell office:value-type="float" office:value="2.83" table:style-name="ce32">
            <text:p><text:s text:c="3"/>2.83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2">
            <text:p>屏東縣</text:p>
          </table:table-cell>
          <table:table-cell office:value-type="float" office:value="2775.6003000000001" table:style-name="ce121">
            <text:p><text:s text:c="3"/>2,775.6003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464" table:style-name="ce118">
            <text:p><text:s text:c="3"/>464</text:p>
          </table:table-cell>
          <table:table-cell office:value-type="float" office:value="7412" table:style-name="ce118">
            <text:p><text:s text:c="3"/>7,412</text:p>
          </table:table-cell>
          <table:table-cell office:value-type="float" office:value="285583" table:style-name="ce118">
            <text:p><text:s text:c="3"/>285,583</text:p>
          </table:table-cell>
          <table:table-cell office:value-type="float" office:value="837048" table:style-name="ce119">
            <text:p><text:s text:c="3"/>837,048</text:p>
          </table:table-cell>
          <table:table-cell office:value-type="float" office:value="428461" table:style-name="ce118">
            <text:p><text:s text:c="3"/>428,461</text:p>
          </table:table-cell>
          <table:table-cell office:value-type="float" office:value="408587" table:style-name="ce118">
            <text:p><text:s text:c="3"/>408,587</text:p>
          </table:table-cell>
          <table:table-cell office:value-type="float" office:value="104.86" table:style-name="ce32">
            <text:p><text:s text:c="3"/>104.86</text:p>
          </table:table-cell>
          <table:table-cell office:value-type="float" office:value="301.57368119610015" table:style-name="ce32">
            <text:p><text:s text:c="3"/>301.57</text:p>
          </table:table-cell>
          <table:table-cell office:value-type="float" office:value="2.93" table:style-name="ce32">
            <text:p><text:s text:c="3"/>2.93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22">
            <text:p>臺東縣</text:p>
          </table:table-cell>
          <table:table-cell office:value-type="float" office:value="3515.2525999999998" table:style-name="ce121">
            <text:p><text:s text:c="3"/>3,515.2526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2684" table:style-name="ce118">
            <text:p><text:s text:c="3"/>2,684</text:p>
          </table:table-cell>
          <table:table-cell office:value-type="float" office:value="82531" table:style-name="ce118">
            <text:p><text:s text:c="3"/>82,531</text:p>
          </table:table-cell>
          <table:table-cell office:value-type="float" office:value="221199" table:style-name="ce119">
            <text:p><text:s text:c="3"/>221,199</text:p>
          </table:table-cell>
          <table:table-cell office:value-type="float" office:value="114445" table:style-name="ce118">
            <text:p><text:s text:c="3"/>114,445</text:p>
          </table:table-cell>
          <table:table-cell office:value-type="float" office:value="106754" table:style-name="ce118">
            <text:p><text:s text:c="3"/>106,754</text:p>
          </table:table-cell>
          <table:table-cell office:value-type="float" office:value="107.2" table:style-name="ce32">
            <text:p><text:s text:c="3"/>107.20</text:p>
          </table:table-cell>
          <table:table-cell office:value-type="float" office:value="62.925492182268783" table:style-name="ce32">
            <text:p><text:s text:c="3"/>62.93</text:p>
          </table:table-cell>
          <table:table-cell office:value-type="float" office:value="2.68" table:style-name="ce32">
            <text:p><text:s text:c="3"/>2.68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2">
            <text:p>花蓮縣</text:p>
          </table:table-cell>
          <table:table-cell office:value-type="float" office:value="4628.5713999999998" table:style-name="ce121">
            <text:p><text:s text:c="3"/>4,628.5714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177" table:style-name="ce118">
            <text:p><text:s text:c="3"/>177</text:p>
          </table:table-cell>
          <table:table-cell office:value-type="float" office:value="3591" table:style-name="ce118">
            <text:p><text:s text:c="3"/>3,591</text:p>
          </table:table-cell>
          <table:table-cell office:value-type="float" office:value="125167" table:style-name="ce118">
            <text:p><text:s text:c="3"/>125,167</text:p>
          </table:table-cell>
          <table:table-cell office:value-type="float" office:value="331223" table:style-name="ce119">
            <text:p><text:s text:c="3"/>331,223</text:p>
          </table:table-cell>
          <table:table-cell office:value-type="float" office:value="168636" table:style-name="ce118">
            <text:p><text:s text:c="3"/>168,636</text:p>
          </table:table-cell>
          <table:table-cell office:value-type="float" office:value="162587" table:style-name="ce118">
            <text:p><text:s text:c="3"/>162,587</text:p>
          </table:table-cell>
          <table:table-cell office:value-type="float" office:value="103.72" table:style-name="ce32">
            <text:p><text:s text:c="3"/>103.72</text:p>
          </table:table-cell>
          <table:table-cell office:value-type="float" office:value="71.560525133089669" table:style-name="ce32">
            <text:p><text:s text:c="3"/>71.56</text:p>
          </table:table-cell>
          <table:table-cell office:value-type="float" office:value="2.65" table:style-name="ce32">
            <text:p><text:s text:c="3"/>2.65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2">
            <text:p>澎湖縣</text:p>
          </table:table-cell>
          <table:table-cell office:value-type="float" office:value="126.86409999999999" table:style-name="ce121">
            <text:p><text:s text:c="3"/>126.864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91" table:style-name="ce118">
            <text:p><text:s text:c="3"/>1,391</text:p>
          </table:table-cell>
          <table:table-cell office:value-type="float" office:value="39040" table:style-name="ce118">
            <text:p><text:s text:c="3"/>39,040</text:p>
          </table:table-cell>
          <table:table-cell office:value-type="float" office:value="102880" table:style-name="ce119">
            <text:p><text:s text:c="3"/>102,880</text:p>
          </table:table-cell>
          <table:table-cell office:value-type="float" office:value="52960" table:style-name="ce118">
            <text:p><text:s text:c="3"/>52,960</text:p>
          </table:table-cell>
          <table:table-cell office:value-type="float" office:value="49920" table:style-name="ce118">
            <text:p><text:s text:c="3"/>49,920</text:p>
          </table:table-cell>
          <table:table-cell office:value-type="float" office:value="106.09" table:style-name="ce32">
            <text:p><text:s text:c="3"/>106.09</text:p>
          </table:table-cell>
          <table:table-cell office:value-type="float" office:value="810.94651678449623" table:style-name="ce32">
            <text:p><text:s text:c="3"/>810.95</text:p>
          </table:table-cell>
          <table:table-cell office:value-type="float" office:value="2.64" table:style-name="ce32">
            <text:p><text:s text:c="3"/>2.64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22">
            <text:p>基隆市</text:p>
          </table:table-cell>
          <table:table-cell office:value-type="float" office:value="132.75890000000001" table:style-name="ce121">
            <text:p><text:s text:c="3"/>132.7589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3310" table:style-name="ce118">
            <text:p><text:s text:c="3"/>3,310</text:p>
          </table:table-cell>
          <table:table-cell office:value-type="float" office:value="151636" table:style-name="ce118">
            <text:p><text:s text:c="3"/>151,636</text:p>
          </table:table-cell>
          <table:table-cell office:value-type="float" office:value="372019" table:style-name="ce119">
            <text:p><text:s text:c="3"/>372,019</text:p>
          </table:table-cell>
          <table:table-cell office:value-type="float" office:value="186560" table:style-name="ce118">
            <text:p><text:s text:c="3"/>186,560</text:p>
          </table:table-cell>
          <table:table-cell office:value-type="float" office:value="185459" table:style-name="ce118">
            <text:p><text:s text:c="3"/>185,459</text:p>
          </table:table-cell>
          <table:table-cell office:value-type="float" office:value="100.59" table:style-name="ce32">
            <text:p><text:s text:c="3"/>100.59</text:p>
          </table:table-cell>
          <table:table-cell office:value-type="float" office:value="2802.2151433915164" table:style-name="ce32">
            <text:p><text:s text:c="3"/>2,802.22</text:p>
          </table:table-cell>
          <table:table-cell office:value-type="float" office:value="2.4500000000000002" table:style-name="ce32">
            <text:p><text:s text:c="3"/>2.45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2">
            <text:p>新竹市</text:p>
          </table:table-cell>
          <table:table-cell office:value-type="float" office:value="104.15260000000001" table:style-name="ce121">
            <text:p><text:s text:c="3"/>104.152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2186" table:style-name="ce118">
            <text:p><text:s text:c="3"/>2,186</text:p>
          </table:table-cell>
          <table:table-cell office:value-type="float" office:value="159587" table:style-name="ce118">
            <text:p><text:s text:c="3"/>159,587</text:p>
          </table:table-cell>
          <table:table-cell office:value-type="float" office:value="436220" table:style-name="ce119">
            <text:p><text:s text:c="3"/>436,220</text:p>
          </table:table-cell>
          <table:table-cell office:value-type="float" office:value="215770" table:style-name="ce118">
            <text:p><text:s text:c="3"/>215,770</text:p>
          </table:table-cell>
          <table:table-cell office:value-type="float" office:value="220450" table:style-name="ce118">
            <text:p><text:s text:c="3"/>220,450</text:p>
          </table:table-cell>
          <table:table-cell office:value-type="float" office:value="97.88" table:style-name="ce32">
            <text:p><text:s text:c="3"/>97.88</text:p>
          </table:table-cell>
          <table:table-cell office:value-type="float" office:value="4188.2775850050784" table:style-name="ce32">
            <text:p><text:s text:c="3"/>4,188.28</text:p>
          </table:table-cell>
          <table:table-cell office:value-type="float" office:value="2.73" table:style-name="ce32">
            <text:p><text:s text:c="3"/>2.73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2">
            <text:p>嘉義市</text:p>
          </table:table-cell>
          <table:table-cell office:value-type="float" office:value="60.025599999999997" table:style-name="ce121">
            <text:p><text:s text:c="3"/>60.025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1387" table:style-name="ce118">
            <text:p><text:s text:c="3"/>1,387</text:p>
          </table:table-cell>
          <table:table-cell office:value-type="float" office:value="98851" table:style-name="ce118">
            <text:p><text:s text:c="3"/>98,851</text:p>
          </table:table-cell>
          <table:table-cell office:value-type="float" office:value="269890" table:style-name="ce119">
            <text:p><text:s text:c="3"/>269,890</text:p>
          </table:table-cell>
          <table:table-cell office:value-type="float" office:value="131488" table:style-name="ce118">
            <text:p><text:s text:c="3"/>131,488</text:p>
          </table:table-cell>
          <table:table-cell office:value-type="float" office:value="138402" table:style-name="ce118">
            <text:p><text:s text:c="3"/>138,402</text:p>
          </table:table-cell>
          <table:table-cell office:value-type="float" office:value="95" table:style-name="ce32">
            <text:p><text:s text:c="3"/>95.00</text:p>
          </table:table-cell>
          <table:table-cell office:value-type="float" office:value="4496.2482674059074" table:style-name="ce32">
            <text:p><text:s text:c="3"/>4,496.25</text:p>
          </table:table-cell>
          <table:table-cell office:value-type="float" office:value="2.73" table:style-name="ce32">
            <text:p><text:s text:c="3"/>2.73</text:p>
          </table:table-cell>
          <table:table-cell table:style-name="ce12"/>
          <table:table-cell table:style-name="ce131"/>
          <table:table-cell table:style-name="ce115"/>
          <table:table-cell table:style-name="ce130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29">
            <text:p>福建省</text:p>
          </table:table-cell>
          <table:table-cell office:value-type="float" office:value="180.45600000000002" table:style-name="ce128">
            <text:p><text:s text:c="3"/>180.456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59" table:style-name="ce126">
            <text:p><text:s text:c="3"/>59</text:p>
          </table:table-cell>
          <table:table-cell office:value-type="float" office:value="903" table:style-name="ce126">
            <text:p><text:s text:c="3"/>903</text:p>
          </table:table-cell>
          <table:table-cell office:value-type="float" office:value="41749" table:style-name="ce126">
            <text:p><text:s text:c="3"/>41,749</text:p>
          </table:table-cell>
          <table:table-cell office:value-type="float" office:value="147005" table:style-name="ce70">
            <text:p><text:s text:c="3"/>147,005</text:p>
          </table:table-cell>
          <table:table-cell office:value-type="float" office:value="74416" table:style-name="ce126">
            <text:p><text:s text:c="3"/>74,416</text:p>
          </table:table-cell>
          <table:table-cell office:value-type="float" office:value="72589" table:style-name="ce126">
            <text:p><text:s text:c="3"/>72,589</text:p>
          </table:table-cell>
          <table:table-cell office:value-type="float" office:value="102.52" table:style-name="ce67">
            <text:p><text:s text:c="3"/>102.52</text:p>
          </table:table-cell>
          <table:table-cell office:value-type="float" office:value="814.63071330407399" table:style-name="ce67">
            <text:p><text:s text:c="3"/>814.63</text:p>
          </table:table-cell>
          <table:table-cell office:value-type="float" office:value="3.52" table:style-name="ce67">
            <text:p><text:s text:c="3"/>3.52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2">
            <text:p>金門縣</text:p>
          </table:table-cell>
          <table:table-cell office:value-type="float" office:value="151.65600000000001" table:style-name="ce121">
            <text:p><text:s text:c="3"/>151.6560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39106" table:style-name="ce118">
            <text:p><text:s text:c="3"/>39,106</text:p>
          </table:table-cell>
          <table:table-cell office:value-type="float" office:value="134419" table:style-name="ce119">
            <text:p><text:s text:c="3"/>134,419</text:p>
          </table:table-cell>
          <table:table-cell office:value-type="float" office:value="67225" table:style-name="ce118">
            <text:p><text:s text:c="3"/>67,225</text:p>
          </table:table-cell>
          <table:table-cell office:value-type="float" office:value="67194" table:style-name="ce118">
            <text:p><text:s text:c="3"/>67,194</text:p>
          </table:table-cell>
          <table:table-cell office:value-type="float" office:value="100.05" table:style-name="ce32">
            <text:p><text:s text:c="3"/>100.05</text:p>
          </table:table-cell>
          <table:table-cell office:value-type="float" office:value="886.34145698158989" table:style-name="ce32">
            <text:p><text:s text:c="3"/>886.34</text:p>
          </table:table-cell>
          <table:table-cell office:value-type="float" office:value="3.44" table:style-name="ce32">
            <text:p><text:s text:c="3"/>3.44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2">
            <text:p>連江縣</text:p>
          </table:table-cell>
          <table:table-cell office:value-type="float" office:value="28.8" table:style-name="ce121">
            <text:p><text:s text:c="3"/>28.8000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36" table:style-name="ce118">
            <text:p><text:s text:c="3"/>136</text:p>
          </table:table-cell>
          <table:table-cell office:value-type="float" office:value="2643" table:style-name="ce118">
            <text:p><text:s text:c="3"/>2,643</text:p>
          </table:table-cell>
          <table:table-cell office:value-type="float" office:value="12586" table:style-name="ce119">
            <text:p><text:s text:c="3"/>12,586</text:p>
          </table:table-cell>
          <table:table-cell office:value-type="float" office:value="7191" table:style-name="ce118">
            <text:p><text:s text:c="3"/>7,191</text:p>
          </table:table-cell>
          <table:table-cell office:value-type="float" office:value="5395" table:style-name="ce118">
            <text:p><text:s text:c="3"/>5,395</text:p>
          </table:table-cell>
          <table:table-cell office:value-type="float" office:value="133.29" table:style-name="ce32">
            <text:p><text:s text:c="3"/>133.29</text:p>
          </table:table-cell>
          <table:table-cell office:value-type="float" office:value="437.01388888888886" table:style-name="ce32">
            <text:p><text:s text:c="3"/>437.01</text:p>
          </table:table-cell>
          <table:table-cell office:value-type="float" office:value="4.76" table:style-name="ce32">
            <text:p><text:s text:c="3"/>4.76</text:p>
          </table:table-cell>
          <table:table-cell table:style-name="ce12"/>
          <table:table-cell table:style-name="ce116"/>
          <table:table-cell table:style-name="ce115"/>
          <table:table-cell table:style-name="ce117"/>
          <table:table-cell table:style-name="ce12"/>
          <table:table-cell table:number-columns-repeated="16367" table:style-name="ce1"/>
        </table:table-row>
        <table:table-row table:style-name="ro26">
          <table:table-cell office:value-type="string" table:style-name="ce113">
            <text:p>東沙群島</text:p>
          </table:table-cell>
          <table:table-cell office:value-type="float" office:value="2.38" table:style-name="ce112">
            <text:p><text:s text:c="3"/>2.3800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table:style-name="ce12"/>
          <table:table-cell table:style-name="ce116"/>
          <table:table-cell table:style-name="ce115"/>
          <table:table-cell table:style-name="ce114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13">
            <text:p>南沙群島</text:p>
          </table:table-cell>
          <table:table-cell office:value-type="float" office:value="0.50449999999999995" table:style-name="ce112">
            <text:p><text:s text:c="3"/>0.5045</text:p>
          </table:table-cell>
          <table:table-cell office:value-type="string" table:style-name="ce111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office:value-type="string" table:style-name="ce110">
            <text:p>…</text:p>
          </table:table-cell>
          <table:table-cell table:number-columns-repeated="16372" table:style-name="ce1"/>
        </table:table-row>
        <table:table-row table:style-name="ro27">
          <table:table-cell table:style-name="ce109"/>
          <table:table-cell table:style-name="ce108"/>
          <table:table-cell table:style-name="ce107"/>
          <table:table-cell table:number-columns-repeated="3" table:style-name="ce105"/>
          <table:table-cell table:style-name="ce106"/>
          <table:table-cell table:number-columns-repeated="2" table:style-name="ce105"/>
          <table:table-cell table:number-columns-repeated="2" table:style-name="ce104"/>
          <table:table-cell table:style-name="ce103"/>
          <table:table-cell table:number-columns-repeated="244" table:style-name="ce12"/>
          <table:table-cell table:number-columns-repeated="16128" table:style-name="ce102"/>
        </table:table-row>
        <table:table-row table:style-name="ro25">
          <table:table-cell office:value-type="string" table:style-name="ce10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19"/>
          <table:table-cell table:style-name="ce18"/>
          <table:table-cell office:value-type="string" table:style-name="ce101">
            <text:p>內政部戶政司 民國105年10月5日編製</text:p>
          </table:table-cell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8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8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160" table:style-name="ta3">
        <table:table-source xlink:href="file:///D:/0662/A.上網月報(含1科)/105年/10509/新表號02,07~11-連結(公式)檔105.9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D0" table:style-name="ta3">
        <table:table-source xlink:href="file:///D:/0662/A.上網月報(含1科)/105年/10509/新表號02,07~11-連結(公式)檔105.9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E0" table:style-name="ta3">
        <table:table-source xlink:href="file:///D:/0662/A.上網月報(含1科)/105年/10509/新表號02,07~11-連結(公式)檔105.9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5T05:27:35Z</meta:creation-date>
    <dc:date>2016-10-05T05:28:39Z</dc:date>
  </office:meta>
</office:document-meta>
</file>